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3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7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2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3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4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2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6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27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28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29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0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Courier New1"/>
    </style:style>
    <style:style style:name="T49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60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1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62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2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74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78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79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2" style:family="text">
      <style:text-properties fo:font-size="40pt" style:font-size-asian="40pt" style:font-size-complex="40pt"/>
    </style:style>
    <style:style style:name="T93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8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9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5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7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9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6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7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9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20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1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2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3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8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9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0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2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3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4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3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5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9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0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1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2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3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4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65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1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2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3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4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5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07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08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09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0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1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2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3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14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5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16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19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0" style:family="text">
      <style:text-properties fo:font-weight="normal" style:font-weight-asian="normal" style:font-weight-complex="normal"/>
    </style:style>
    <style:style style:name="T221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2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26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" draw:id="id6" draw:layer="layout" svg:width="5.591cm" svg:height="2.794cm" svg:x="21.587cm" svg:y="4.064cm">
          <text:p text:style-name="P1"><text:span text:style-name="T36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7" draw:id="id7" draw:layer="layout" svg:width="5.591cm" svg:height="2.286cm" svg:x="21.59cm" svg:y="7.112cm">
          <text:p text:style-name="P1"><text:span text:style-name="T36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8" draw:id="id8" draw:layer="layout" svg:width="5.591cm" svg:height="2.286cm" svg:x="21.333cm" svg:y="10.16cm">
          <text:p text:style-name="P1"><text:span text:style-name="T36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9" draw:id="id9" draw:layer="layout" svg:width="5.591cm" svg:height="2.286cm" svg:x="21.336cm" svg:y="16.256cm">
          <text:p text:style-name="P1"><text:span text:style-name="T36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4" draw:text-style-name="P10" draw:layer="layout" svg:width="25.278cm" svg:height="3.248cm" svg:x="1.392cm" svg:y="6.9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4" draw:text-style-name="P8" draw:layer="layout" svg:width="26.035cm" svg:height="5.655cm" svg:x="0.9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AnnotationConfigApplicationContext(</text:span></text:p>
          <text:p text:style-name="P6"><text:span text:style-name="T12"><text:s text:c="4"/></text:span><text:span text:style-name="T9">ApplicationConfiguration.</text:span><text:span text:style-name="T11">class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10" draw:id="id10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1" draw:id="id11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43">&lt;</text:span><text:span text:style-name="T44">bean</text:span><text:span text:style-name="T9"> </text:span><text:span text:style-name="T45">id</text:span><text:span text:style-name="T46">=</text:span><text:span text:style-name="T47">"userRepository"</text:span><text:span text:style-name="T9"> </text:span><text:span text:style-name="T45">class</text:span><text:span text:style-name="T46">=</text:span><text:span text:style-name="T47">"c.z.repository.jdbc.JdbcUserRepository"</text:span><text:span text:style-name="T43">&gt;</text:span></text:p>
          <text:p text:style-name="P6"><text:span text:style-name="T43"><text:s text:c="2"/></text:span><text:span text:style-name="T43">&lt;</text:span><text:span text:style-name="T44">constructor-arg</text:span><text:span text:style-name="T9"> </text:span><text:span text:style-name="T45">ref</text:span><text:span text:style-name="T46">=</text:span><text:span text:style-name="T47">"dataSource"</text:span><text:span text:style-name="T9"> </text:span><text:span text:style-name="T43">/&gt;</text:span></text:p>
          <text:p text:style-name="P6"><text:span text:style-name="T43">&lt;/</text:span><text:span text:style-name="T44">bean</text:span><text:span text:style-name="T43">&gt;</text:span></text:p>
          <text:p text:style-name="P6"><text:span text:style-name="T43"/></text:p>
          <text:p text:style-name="P6"><text:span text:style-name="T43">&lt;</text:span><text:span text:style-name="T44">bean</text:span><text:span text:style-name="T9"> </text:span><text:span text:style-name="T45">id</text:span><text:span text:style-name="T46">=</text:span><text:span text:style-name="T47">"userService"</text:span><text:span text:style-name="T9"> </text:span><text:span text:style-name="T45">class</text:span><text:span text:style-name="T46">=</text:span><text:span text:style-name="T47">"c.z.business.impl.UserServiceImpl"</text:span><text:span text:style-name="T9"> </text:span></text:p>
          <text:p text:style-name="P6"><text:span text:style-name="T9"><text:s text:c="6"/></text:span><text:span text:style-name="T45">init-method</text:span><text:span text:style-name="T46">=</text:span><text:span text:style-name="T47">"init"</text:span><text:span text:style-name="T43">&gt;</text:span></text:p>
          <text:p text:style-name="P6"><text:span text:style-name="T43"><text:s text:c="2"/></text:span><text:span text:style-name="T43">&lt;</text:span><text:span text:style-name="T44">property</text:span><text:span text:style-name="T9"> </text:span><text:span text:style-name="T45">name</text:span><text:span text:style-name="T46">=</text:span><text:span text:style-name="T47">"digest"</text:span><text:span text:style-name="T9"> </text:span><text:span text:style-name="T45">value</text:span><text:span text:style-name="T46">=</text:span><text:span text:style-name="T47">"sha-256"</text:span><text:span text:style-name="T9"> </text:span><text:span text:style-name="T43">/&gt;</text:span></text:p>
          <text:p text:style-name="P6"><text:span text:style-name="T43"><text:s text:c="2"/></text:span><text:span text:style-name="T43">&lt;</text:span><text:span text:style-name="T44">property</text:span><text:span text:style-name="T9"> </text:span><text:span text:style-name="T45">name</text:span><text:span text:style-name="T46">=</text:span><text:span text:style-name="T47">"userRepository"</text:span><text:span text:style-name="T9"> </text:span><text:span text:style-name="T45">ref</text:span><text:span text:style-name="T46">=</text:span><text:span text:style-name="T47">"userRepository"</text:span><text:span text:style-name="T9"> </text:span><text:span text:style-name="T43">/&gt;</text:span></text:p>
          <text:p text:style-name="P6"><text:span text:style-name="T43">&lt;/</text:span><text:span text:style-name="T44">bean</text:span><text:span text:style-name="T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2" draw:id="id12" draw:layer="layout" svg:width="25.019cm" svg:height="2.229cm" svg:x="1.397cm" svg:y="5.899cm">
          <text:p text:style-name="P6"><text:span text:style-name="T43">&lt;</text:span><text:span text:style-name="T44">bean</text:span><text:span text:style-name="T9"> </text:span><text:span text:style-name="T45">id</text:span><text:span text:style-name="T46">=</text:span><text:span text:style-name="T47">"userRepository"</text:span><text:span text:style-name="T9"> </text:span><text:span text:style-name="T45">class</text:span><text:span text:style-name="T46">=</text:span><text:span text:style-name="T47">"c.z.repository.jdbc.JdbcUserRepository"</text:span><text:span text:style-name="T43">&gt;</text:span></text:p>
          <text:p text:style-name="P6"><text:span text:style-name="T43"><text:s text:c="2"/></text:span><text:span text:style-name="T43">&lt;</text:span><text:span text:style-name="T44">constructor-arg</text:span><text:span text:style-name="T9"> </text:span><text:span text:style-name="T45">ref</text:span><text:span text:style-name="T46">=</text:span><text:span text:style-name="T47">"dataSource"</text:span><text:span text:style-name="T9"> </text:span><text:span text:style-name="T43">/&gt;</text:span></text:p>
          <text:p text:style-name="P6"><text:span text:style-name="T43">&lt;/</text:span><text:span text:style-name="T44">bean</text:span><text:span text:style-name="T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48">ref</text:span></text:p>
                  </text:list-item>
                  <text:list-item>
                    <text:p xml:id="id18" text:id="id18">Définition du <text:span text:style-name="T48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9" draw:id="id19" draw:layer="layout" svg:width="25.019cm" svg:height="3.499cm" svg:x="1.397cm" svg:y="5.899cm">
          <text:p><text:span text:style-name="T43">&lt;</text:span><text:span text:style-name="T44">bean</text:span><text:span text:style-name="T9"> </text:span><text:span text:style-name="T45">id</text:span><text:span text:style-name="T46">=</text:span><text:span text:style-name="T47">"userService"</text:span><text:span text:style-name="T9"> </text:span><text:span text:style-name="T45">class</text:span><text:span text:style-name="T46">=</text:span><text:span text:style-name="T47">"c.z.business.impl.UserServiceImpl"</text:span><text:span text:style-name="T9"> </text:span></text:p>
          <text:p><text:span text:style-name="T9"><text:s text:c="6"/></text:span><text:span text:style-name="T45">init-method</text:span><text:span text:style-name="T46">=</text:span><text:span text:style-name="T47">"init"</text:span><text:span text:style-name="T43">&gt;</text:span></text:p>
          <text:p><text:span text:style-name="T43"><text:s text:c="2"/></text:span><text:span text:style-name="T43">&lt;</text:span><text:span text:style-name="T44">property</text:span><text:span text:style-name="T9"> </text:span><text:span text:style-name="T45">name</text:span><text:span text:style-name="T46">=</text:span><text:span text:style-name="T47">"digest"</text:span><text:span text:style-name="T9"> </text:span><text:span text:style-name="T45">value</text:span><text:span text:style-name="T46">=</text:span><text:span text:style-name="T47">"sha-256"</text:span><text:span text:style-name="T9"> </text:span><text:span text:style-name="T43">/&gt;</text:span></text:p>
          <text:p><text:span text:style-name="T43"><text:s text:c="2"/></text:span><text:span text:style-name="T43">&lt;</text:span><text:span text:style-name="T44">property</text:span><text:span text:style-name="T9"> </text:span><text:span text:style-name="T45">name</text:span><text:span text:style-name="T46">=</text:span><text:span text:style-name="T47">"userRepository"</text:span><text:span text:style-name="T9"> </text:span><text:span text:style-name="T45">ref</text:span><text:span text:style-name="T46">=</text:span><text:span text:style-name="T47">"userRepository"</text:span><text:span text:style-name="T9"> </text:span><text:span text:style-name="T43">/&gt;</text:span></text:p>
          <text:p><text:span text:style-name="T43">&lt;/</text:span><text:span text:style-name="T44">bean</text:span><text:span text:style-name="T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48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48">value</text:span></text:p>
                  </text:list-item>
                  <text:list-item>
                    <text:p xml:id="id24" text:id="id24">Bean Spring, attribut <text:span text:style-name="T48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43">&lt;?</text:span><text:span text:style-name="T44">xml</text:span><text:span text:style-name="T49"> </text:span><text:span text:style-name="T45">version</text:span><text:span text:style-name="T46">=</text:span><text:span text:style-name="T47">"1.0"</text:span><text:span text:style-name="T49"> </text:span><text:span text:style-name="T45">encoding</text:span><text:span text:style-name="T46">=</text:span><text:span text:style-name="T47">"UTF-8"</text:span><text:span text:style-name="T43">?&gt;</text:span></text:p>
          <text:p text:style-name="P6"><text:span text:style-name="T43">&lt;</text:span><text:span text:style-name="T44">beans</text:span><text:span text:style-name="T49"> </text:span><text:span text:style-name="T45">xmlns</text:span><text:span text:style-name="T46">=</text:span><text:span text:style-name="T47">"http://www.springframework.org/schema/beans"</text:span></text:p>
          <text:p text:style-name="P6"><text:span text:style-name="T45"><text:s text:c="6"/></text:span><text:span text:style-name="T45">xmlns:xsi</text:span><text:span text:style-name="T46">=</text:span><text:span text:style-name="T47">"http://www.w3.org/2001/XMLSchema-instance"</text:span></text:p>
          <text:p text:style-name="P6"><text:span text:style-name="T45"><text:s text:c="7"/></text:span><text:span text:style-name="T45">xsi:schemaLocation</text:span><text:span text:style-name="T46">=</text:span><text:span text:style-name="T47">"http://www.springframework.org/schema/beans </text:span></text:p>
          <text:p text:style-name="P6"><text:span text:style-name="T47"><text:s text:c="9"/></text:span><text:span text:style-name="T47">http://www.springframework.org/schema/beans/spring-beans.xsd"</text:span><text:span text:style-name="T43">&gt;</text:span></text:p>
          <text:p text:style-name="P6"><text:span text:style-name="T46"><text:s/></text:span><text:span text:style-name="T46">(...)</text:span></text:p>
          <text:p text:style-name="P6"><text:span text:style-name="T43">&lt;/</text:span><text:span text:style-name="T44">beans</text:span><text:span text:style-name="T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50">&lt;</text:span><text:span text:style-name="T51">jdbc:embedded-database</text:span><text:span text:style-name="T52"> </text:span><text:span text:style-name="T53">id</text:span><text:span text:style-name="T54">=</text:span><text:span text:style-name="T55">"dataSource"</text:span><text:span text:style-name="T52"> </text:span><text:span text:style-name="T53">type</text:span><text:span text:style-name="T54">=</text:span><text:span text:style-name="T55">"H2"</text:span><text:span text:style-name="T50">&gt;</text:span></text:p>
          <text:p text:style-name="P6"><text:span text:style-name="T50"><text:s text:c="2"/></text:span><text:span text:style-name="T50">&lt;</text:span><text:span text:style-name="T51">jdbc:script</text:span><text:span text:style-name="T52"> </text:span><text:span text:style-name="T53">location</text:span><text:span text:style-name="T54">=</text:span><text:span text:style-name="T55">"classpath:/create-tables.sql"</text:span><text:span text:style-name="T52"> </text:span><text:span text:style-name="T50">/&gt;</text:span></text:p>
          <text:p text:style-name="P6"><text:span text:style-name="T50"><text:s text:c="2"/></text:span><text:span text:style-name="T50">&lt;</text:span><text:span text:style-name="T51">jdbc:script</text:span><text:span text:style-name="T52"> </text:span><text:span text:style-name="T53">location</text:span><text:span text:style-name="T54">=</text:span><text:span text:style-name="T55">"classpath:/insert-data.sql"</text:span><text:span text:style-name="T52"> </text:span><text:span text:style-name="T50">/&gt;</text:span></text:p>
          <text:p text:style-name="P6"><text:span text:style-name="T50">&lt;/</text:span><text:span text:style-name="T51">jdbc:embedded-database</text:span><text:span text:style-name="T5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48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43">&lt;?</text:span><text:span text:style-name="T44">xml</text:span><text:span text:style-name="T49"> </text:span><text:span text:style-name="T45">version</text:span><text:span text:style-name="T46">=</text:span><text:span text:style-name="T47">"1.0"</text:span><text:span text:style-name="T49"> </text:span><text:span text:style-name="T45">encoding</text:span><text:span text:style-name="T46">=</text:span><text:span text:style-name="T47">"UTF-8"</text:span><text:span text:style-name="T43">?&gt;</text:span></text:p>
          <text:p text:style-name="P6"><text:span text:style-name="T43">&lt;</text:span><text:span text:style-name="T44">beans</text:span><text:span text:style-name="T49"> </text:span><text:span text:style-name="T45">xmlns</text:span><text:span text:style-name="T46">=</text:span><text:span text:style-name="T47">"http://www.springframework.org/schema/beans"</text:span></text:p>
          <text:p text:style-name="P6"><text:span text:style-name="T45"><text:s text:c="8"/></text:span><text:span text:style-name="T45">xmlns:xsi</text:span><text:span text:style-name="T46">=</text:span><text:span text:style-name="T47">"http://www.w3.org/2001/XMLSchema-instance"</text:span></text:p>
          <text:p text:style-name="P6"><text:span text:style-name="T45"><text:s text:c="8"/></text:span><text:span text:style-name="T56">xmlns:jdbc</text:span><text:span text:style-name="T57">=</text:span><text:span text:style-name="T58">"http://www.springframework.org/schema/jdbc"</text:span></text:p>
          <text:p text:style-name="P6"><text:span text:style-name="T45"><text:s text:c="8"/></text:span><text:span text:style-name="T45">xsi:schemaLocation</text:span><text:span text:style-name="T46">=</text:span><text:span text:style-name="T47">"</text:span><text:span text:style-name="T47"><text:a xlink:href="http://www.springframework.org/schema/beans" xlink:type="simple">http://www.springframework.org/schema/beans</text:a></text:span></text:p>
          <text:p text:style-name="P6"><text:span text:style-name="T47"><text:s text:c="10"/></text:span><text:span text:style-name="T47">http://www.springframework.org/schema/beans/spring-beans.xsd</text:span></text:p>
          <text:p text:style-name="P6"><text:span text:style-name="T47"><text:s text:c="10"/></text:span><text:span text:style-name="T58">http://www.springframework.org/schema/jdbc </text:span></text:p>
          <text:p text:style-name="P6"><text:span text:style-name="T58"><text:s text:c="10"/></text:span><text:span text:style-name="T58">http://www.springframework.org/schema/jdbc/spring-jdbc-3.1.xsd"</text:span><text:span text:style-name="T43">&gt;</text:span></text:p>
          <text:p text:style-name="P6"><text:span text:style-name="T49"/></text:p>
          <text:p text:style-name="P6"><text:span text:style-name="T49"><text:s text:c="2"/></text:span><text:span text:style-name="T49">(...)</text:span></text:p>
          <text:p text:style-name="P6"><text:span text:style-name="T49"/></text:p>
          <text:p text:style-name="P6"><text:span text:style-name="T43">&lt;/</text:span><text:span text:style-name="T44">beans</text:span><text:span text:style-name="T4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50">&lt;</text:span><text:span text:style-name="T51">import</text:span><text:span text:style-name="T52"> </text:span><text:span text:style-name="T53">resource</text:span><text:span text:style-name="T54">=</text:span><text:span text:style-name="T55">"classpath:/application-components.xml"</text:span><text:span text:style-name="T52"> </text:span><text:span text:style-name="T50">/&gt;</text:span></text:p>
          <text:p text:style-name="P6"><text:span text:style-name="T50">&lt;</text:span><text:span text:style-name="T51">import</text:span><text:span text:style-name="T52"> </text:span><text:span text:style-name="T53">resource</text:span><text:span text:style-name="T54">=</text:span><text:span text:style-name="T55">"classpath:/test-datasource.xml"</text:span><text:span text:style-name="T52"> </text:span><text:span text:style-name="T5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aux configurations Java et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2" xml:id="id25" draw:id="id25" draw:layer="layout" svg:width="25.273cm" svg:height="3.462cm" svg:x="1.396cm" svg:y="6.698cm">
          <text:p text:style-name="P6"><text:span text:style-name="T59">@Repository</text:span></text:p>
          <text:p text:style-name="P6"><text:span text:style-name="T60">public</text:span><text:span text:style-name="T61"> </text:span><text:span text:style-name="T60">class</text:span><text:span text:style-name="T61"> JdbcUserRepository </text:span><text:span text:style-name="T60">implements</text:span><text:span text:style-name="T61"> UserRepository { </text:span></text:p>
          <text:p text:style-name="P6"><text:span text:style-name="T61"><text:s/></text:span><text:span text:style-name="T61">(...)</text:span></text:p>
          <text:p text:style-name="P6"><text:span text:style-name="T6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xml:id="id26" draw:id="id26" draw:layer="layout" svg:width="25.273cm" svg:height="3.462cm" svg:x="1.395cm" svg:y="10.797cm">
          <text:p text:style-name="P6"><text:span text:style-name="T61">@Service</text:span></text:p>
          <text:p text:style-name="P6"><text:span text:style-name="T60">public</text:span><text:span text:style-name="T61"> </text:span><text:span text:style-name="T60">class</text:span><text:span text:style-name="T61"> UserServiceImpl </text:span><text:span text:style-name="T60">implements</text:span><text:span text:style-name="T61"> UserService {</text:span></text:p>
          <text:p text:style-name="P6"><text:span text:style-name="T61"><text:s text:c="2"/></text:span><text:span text:style-name="T61">(...)</text:span></text:p>
          <text:p text:style-name="P6"><text:span text:style-name="T6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3" draw:layer="layout" svg:width="25.273cm" svg:height="1.431cm" svg:x="1.395cm" svg:y="6.697cm">
          <text:p text:style-name="P6"><text:span text:style-name="T62">&lt;</text:span><text:span text:style-name="T63">context:component-scan</text:span><text:span text:style-name="T64"> </text:span><text:span text:style-name="T65">base-package</text:span><text:span text:style-name="T66">=</text:span><text:span text:style-name="T67">"com.zenika"</text:span><text:span text:style-name="T68"> </text:span><text:span text:style-name="T6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3" draw:layer="layout" svg:width="25.273cm" svg:height="1.939cm" svg:x="1.395cm" svg:y="6.697cm">
          <text:p text:style-name="P6"><text:span text:style-name="T70">@Autowired</text:span></text:p>
          <text:p text:style-name="P6"><text:span text:style-name="T71">public</text:span><text:span text:style-name="T64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25.273cm" svg:height="1.939cm" svg:x="1.394cm" svg:y="8.996cm">
          <text:p text:style-name="P6"><text:span text:style-name="T70">@Autowired</text:span></text:p>
          <text:p text:style-name="P6"><text:span text:style-name="T71">private</text:span><text:span text:style-name="T64"> UserRepository </text:span><text:span text:style-name="T72">userRepository</text:span><text:span text:style-name="T64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4" draw:text-style-name="P14" draw:layer="layout" svg:width="20.252cm" svg:height="10.876cm" svg:x="1.292cm" svg:y="9.1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73">dataSource</text:span><text:span text:style-name="T39">;</text:span></text:p>
          <text:p><text:span text:style-name="T37"><text:tab/></text:span></text:p>
          <text:p><text:span text:style-name="T42"><text:tab/></text:span><text:span text:style-name="T74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73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74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9" text:id="id29">Externalisation dans un fichier properties traitée par la suite</text:p>
              </text:list-item>
            </text:list>
          </draw:text-box>
        </draw:frame>
        <draw:custom-shape draw:style-name="gr4" draw:text-style-name="P12" xml:id="id27" draw:id="id27" draw:layer="layout" svg:width="25.273cm" svg:height="1.939cm" svg:x="1.393cm" svg:y="4.895cm">
          <text:p text:style-name="P6"><text:span text:style-name="T75">@Value</text:span><text:span text:style-name="T76">(</text:span><text:span text:style-name="T77">"${digest}"</text:span><text:span text:style-name="T76">)</text:span></text:p>
          <text:p text:style-name="P6"><text:span text:style-name="T78">private</text:span><text:span text:style-name="T76"> String </text:span><text:span text:style-name="T79">digest</text:span><text:span text:style-name="T76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xml:id="id28" draw:id="id28" draw:layer="layout" svg:width="25.273cm" svg:height="4.054cm" svg:x="1.392cm" svg:y="7.594cm">
          <text:p text:style-name="P6"><text:span text:style-name="T80">&lt;</text:span><text:span text:style-name="T81">context:property-placeholder</text:span><text:span text:style-name="T82"> </text:span><text:span text:style-name="T83">properties-ref</text:span><text:span text:style-name="T84">=</text:span><text:span text:style-name="T85">"properties"</text:span><text:span text:style-name="T82"> </text:span><text:span text:style-name="T80">/&gt;</text:span></text:p>
          <text:p text:style-name="P6"><text:span text:style-name="T84"/></text:p>
          <text:p text:style-name="P6"><text:span text:style-name="T80">&lt;</text:span><text:span text:style-name="T81">util:properties</text:span><text:span text:style-name="T82"> </text:span><text:span text:style-name="T83">id</text:span><text:span text:style-name="T84">=</text:span><text:span text:style-name="T85">"properties"</text:span><text:span text:style-name="T80">&gt;</text:span></text:p>
          <text:p text:style-name="P6"><text:span text:style-name="T80"><text:s text:c="2"/></text:span><text:span text:style-name="T80">&lt;</text:span><text:span text:style-name="T81">prop</text:span><text:span text:style-name="T82"> </text:span><text:span text:style-name="T83">key</text:span><text:span text:style-name="T84">=</text:span><text:span text:style-name="T85">"digest"</text:span><text:span text:style-name="T80">&gt;</text:span><text:span text:style-name="T84">sha-256</text:span><text:span text:style-name="T80">&lt;/</text:span><text:span text:style-name="T81">prop</text:span><text:span text:style-name="T80">&gt;</text:span></text:p>
          <text:p text:style-name="P6"><text:span text:style-name="T80">&lt;/</text:span><text:span text:style-name="T81">util:properties</text:span><text:span text:style-name="T8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31" text:id="id31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3" xml:id="id30" draw:id="id30" draw:layer="layout" svg:width="25.273cm" svg:height="5.265cm" svg:x="1.393cm" svg:y="5.595cm">
          <text:p text:style-name="P6"><text:span text:style-name="T62">&lt;</text:span><text:span text:style-name="T63">context:component-scan</text:span><text:span text:style-name="T86"> </text:span><text:span text:style-name="T65">base-package</text:span><text:span text:style-name="T66">=</text:span><text:span text:style-name="T67">"com.zenika"</text:span><text:span text:style-name="T87"> </text:span><text:span text:style-name="T69">/&gt;</text:span></text:p>
          <text:p text:style-name="P6"><text:span text:style-name="T69"/></text:p>
          <text:p text:style-name="P6"><text:span text:style-name="T69">&lt;</text:span><text:span text:style-name="T88">jdbc:embedded-database</text:span><text:span text:style-name="T69"> </text:span><text:span text:style-name="T89">id</text:span><text:span text:style-name="T90">=</text:span><text:span text:style-name="T67">"dataSource"</text:span><text:span text:style-name="T69"> </text:span><text:span text:style-name="T89">type</text:span><text:span text:style-name="T90">=</text:span><text:span text:style-name="T67">"H2"</text:span><text:span text:style-name="T69">&gt;</text:span></text:p>
          <text:p text:style-name="P6"><text:span text:style-name="T69"><text:s text:c="2"/></text:span><text:span text:style-name="T69">&lt;</text:span><text:span text:style-name="T88">jdbc:script</text:span><text:span text:style-name="T69"> </text:span><text:span text:style-name="T89">location</text:span><text:span text:style-name="T90">=</text:span><text:span text:style-name="T67">"classpath:/create-tables.sql"</text:span><text:span text:style-name="T69"> /&gt;</text:span></text:p>
          <text:p text:style-name="P6"><text:span text:style-name="T69"><text:s text:c="2"/></text:span><text:span text:style-name="T69">&lt;</text:span><text:span text:style-name="T88">jdbc:script</text:span><text:span text:style-name="T69"> </text:span><text:span text:style-name="T89">location</text:span><text:span text:style-name="T90">=</text:span><text:span text:style-name="T67">"classpath:/insert-data.sql"</text:span><text:span text:style-name="T69"> /&gt;</text:span></text:p>
          <text:p text:style-name="P6"><text:span text:style-name="T69">&lt;/</text:span><text:span text:style-name="T88">jdbc:embedded-database</text:span><text:span text:style-name="T6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33" text:id="id33">Fonctionne si le component scanning est activé</text:p>
                <text:list>
                  <text:list-item>
                    <text:p xml:id="id34" text:id="id34">@PostConstruct n'est pas détectée sinon</text:p>
                  </text:list-item>
                  <text:list-item>
                    <text:p xml:id="id35" text:id="id35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3" xml:id="id32" draw:id="id32" draw:layer="layout" svg:width="25.273cm" svg:height="3.582cm" svg:x="1.392cm" svg:y="6.094cm">
          <text:p text:style-name="P6"><text:span text:style-name="T70">@PostConstruct</text:span></text:p>
          <text:p text:style-name="P6"><text:span text:style-name="T71">public</text:span><text:span text:style-name="T64"> </text:span><text:span text:style-name="T71">void</text:span><text:span text:style-name="T64"> init() {</text:span></text:p>
          <text:p text:style-name="P6"><text:span text:style-name="T64"><text:s text:c="2"/></text:span><text:span text:style-name="T64">(...) </text:span></text:p>
          <text:p text:style-name="P6"><text:span text:style-name="T64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3" xml:id="id36" draw:id="id36" draw:layer="layout" svg:width="25.273cm" svg:height="14.917cm" svg:x="1.393cm" svg:y="4.895cm">
          <text:p text:style-name="P6"><text:span text:style-name="T71">public</text:span><text:span text:style-name="T64"> </text:span><text:span text:style-name="T71">class</text:span><text:span text:style-name="T64"> ApplicationIntegrationTest {</text:span></text:p>
          <text:p text:style-name="P6"><text:span text:style-name="T86"/></text:p>
          <text:p text:style-name="P6"><text:span text:style-name="T71"><text:s text:c="2"/></text:span><text:span text:style-name="T71">private</text:span><text:span text:style-name="T64"> ConfigurableApplicationContext </text:span><text:span text:style-name="T72">ctx</text:span><text:span text:style-name="T64">;</text:span></text:p>
          <text:p text:style-name="P6"><text:span text:style-name="T64"/></text:p>
          <text:p text:style-name="P6"><text:span text:style-name="T71"><text:s text:c="2"/></text:span><text:span text:style-name="T71">private</text:span><text:span text:style-name="T64"> UserService </text:span><text:span text:style-name="T72">userService</text:span><text:span text:style-name="T64">;</text:span></text:p>
          <text:p text:style-name="P6"><text:span text:style-name="T64"/></text:p>
          <text:p text:style-name="P6"><text:span text:style-name="T70"><text:s text:c="2"/></text:span><text:span text:style-name="T70">@Before</text:span><text:span text:style-name="T64"> </text:span><text:span text:style-name="T71">public</text:span><text:span text:style-name="T64"> </text:span><text:span text:style-name="T71">void</text:span><text:span text:style-name="T64"> setUp() {</text:span></text:p>
          <text:p text:style-name="P6"><text:span text:style-name="T72"><text:s text:c="4"/></text:span><text:span text:style-name="T72">ctx</text:span><text:span text:style-name="T64"> = </text:span><text:span text:style-name="T71">new</text:span><text:span text:style-name="T64"> ClassPathXmlApplicationContext(</text:span></text:p>
          <text:p text:style-name="P6"><text:span text:style-name="T91"><text:s text:c="6"/></text:span><text:span text:style-name="T91">"classpath:/test-application-configuration.xml"</text:span></text:p>
          <text:p text:style-name="P6"><text:span text:style-name="T64"><text:s text:c="4"/></text:span><text:span text:style-name="T64">);</text:span></text:p>
          <text:p text:style-name="P6"><text:span text:style-name="T72"><text:s text:c="4"/></text:span><text:span text:style-name="T72">userService</text:span><text:span text:style-name="T64"> = </text:span><text:span text:style-name="T72">ctx</text:span><text:span text:style-name="T64">.getBean(UserService.</text:span><text:span text:style-name="T71">class</text:span><text:span text:style-name="T64">);</text:span></text:p>
          <text:p text:style-name="P6"><text:span text:style-name="T64"><text:s text:c="2"/></text:span><text:span text:style-name="T64">}</text:span></text:p>
          <text:p text:style-name="P6"><text:span text:style-name="T64"/></text:p>
          <text:p text:style-name="P6"><text:span text:style-name="T70"><text:s text:c="2"/></text:span><text:span text:style-name="T70">@After</text:span><text:span text:style-name="T64"> </text:span><text:span text:style-name="T71">public</text:span><text:span text:style-name="T64"> </text:span><text:span text:style-name="T71">void</text:span><text:span text:style-name="T64"> tearDown() {</text:span></text:p>
          <text:p text:style-name="P6"><text:span text:style-name="T72"><text:s text:c="4"/></text:span><text:span text:style-name="T72">ctx</text:span><text:span text:style-name="T64">.close();</text:span></text:p>
          <text:p text:style-name="P6"><text:span text:style-name="T64"><text:s text:c="2"/></text:span><text:span text:style-name="T64">}</text:span></text:p>
          <text:p text:style-name="P6"><text:span text:style-name="T64"><text:s text:c="2"/></text:span><text:span text:style-name="T64">(...)</text:span></text:p>
          <text:p text:style-name="P6"><text:span text:style-name="T64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7" draw:id="id37" draw:layer="layout" svg:width="25.273cm" svg:height="7.551cm" svg:x="1.393cm" svg:y="4.795cm">
          <text:p text:style-name="P6"><text:span text:style-name="T75">@RunWith</text:span><text:span text:style-name="T76">(SpringJUnit4ClassRunner.</text:span><text:span text:style-name="T78">class</text:span><text:span text:style-name="T76">)</text:span></text:p>
          <text:p text:style-name="P6"><text:span text:style-name="T75">@ContextConfiguration</text:span><text:span text:style-name="T76">(</text:span></text:p>
          <text:p text:style-name="P6"><text:span text:style-name="T76"><text:s text:c="2"/></text:span><text:span text:style-name="T77">"classpath:/test-application-configuration-annotation.xml"</text:span></text:p>
          <text:p text:style-name="P6"><text:span text:style-name="T76">)</text:span></text:p>
          <text:p text:style-name="P6"><text:span text:style-name="T78">public</text:span><text:span text:style-name="T76"> </text:span><text:span text:style-name="T78">class</text:span><text:span text:style-name="T76"> ApplicationIntegrationTest {</text:span></text:p>
          <text:p text:style-name="P6"><text:span text:style-name="T82"/></text:p>
          <text:p text:style-name="P6"><text:span text:style-name="T75"><text:s text:c="2"/></text:span><text:span text:style-name="T75">@Autowired</text:span><text:span text:style-name="T76"> </text:span><text:span text:style-name="T78">private</text:span><text:span text:style-name="T76"> UserService </text:span><text:span text:style-name="T79">userService</text:span><text:span text:style-name="T76">;</text:span></text:p>
          <text:p text:style-name="P6"><text:span text:style-name="T76"><text:s text:c="2"/></text:span><text:span text:style-name="T76">(...)</text:span></text:p>
          <text:p text:style-name="P6"><text:span text:style-name="T7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8" text:id="id38">TestContext Framework</text:p>
              </text:list-item>
              <text:list-item>
                <text:p xml:id="id39" text:id="id39">Evite la création et l'injection de dépendances</text:p>
              </text:list-item>
              <text:list-item>
                <text:p xml:id="id40" text:id="id40">Contexte mis en cache dans une suite de test</text:p>
                <text:list>
                  <text:list-item>
                    <text:p xml:id="id41" text:id="id4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text-style-name="P15" draw:layer="layout" svg:width="25.199cm" svg:height="3.506cm" svg:x="1.4cm" svg:y="0.237cm" presentation:class="title">
          <draw:text-box>
            <text:p><text:span text:style-name="T92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2" text:id="id42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3" draw:id="id43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4" draw:id="id44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5" draw:id="id45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6" draw:id="id46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73">dataSource</text:span><text:span text:style-name="T39">;</text:span></text:p>
          <text:p><text:span text:style-name="T37"><text:tab/></text:span></text:p>
          <text:p><text:span text:style-name="T42"><text:tab/></text:span><text:span text:style-name="T74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73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74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25.278cm" svg:height="10.476cm" svg:x="1.592cm" svg:y="9.005cm">
          <text:p><text:span text:style-name="T31">@Configuration</text:span></text:p>
          <text:p><text:span text:style-name="T28">@EnableTransactionManagement</text:span></text:p>
          <text:p><text:span text:style-name="T93">public</text:span><text:span text:style-name="T94"> </text:span><text:span text:style-name="T93">class</text:span><text:span text:style-name="T94"> InfraConfiguration {</text:span></text:p>
          <text:p><text:span text:style-name="T31"><text:tab/></text:span></text:p>
          <text:p><text:span text:style-name="T94"><text:tab/></text:span><text:span text:style-name="T95">@Bean</text:span><text:span text:style-name="T94"> </text:span><text:span text:style-name="T93">public</text:span><text:span text:style-name="T94"> PlatformTransactionManager transactionManager() {</text:span></text:p>
          <text:p><text:span text:style-name="T94"><text:tab/></text:span><text:span text:style-name="T94"><text:tab/></text:span><text:span text:style-name="T93">return</text:span><text:span text:style-name="T94"> </text:span><text:span text:style-name="T93">new</text:span><text:span text:style-name="T9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94"><text:tab/></text:span><text:span text:style-name="T95">@Bean</text:span><text:span text:style-name="T94"> </text:span><text:span text:style-name="T93">public</text:span><text:span text:style-name="T94"> DataSource dataSource() {</text:span></text:p>
          <text:p><text:span text:style-name="T94"><text:s text:c="6"/></text:span><text:span text:style-name="T9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6" draw:layer="layout" svg:width="25.278cm" svg:height="6.235cm" svg:x="1.592cm" svg:y="9.005cm">
          <text:p><text:span text:style-name="T31">@Configuration</text:span></text:p>
          <text:p><text:span text:style-name="T93">public</text:span><text:span text:style-name="T94"> </text:span><text:span text:style-name="T93">class</text:span><text:span text:style-name="T94"> SpringMvcConfiguration </text:span><text:span text:style-name="T93">extends</text:span><text:span text:style-name="T94"> </text:span><text:span text:style-name="T96">WebMvcConfigurationSupport</text:span><text:span text:style-name="T94"> {</text:span></text:p>
          <text:p><text:span text:style-name="T31"><text:tab/></text:span></text:p>
          <text:p><text:span text:style-name="T96"><text:tab/></text:span><text:span text:style-name="T97">@Override</text:span></text:p>
          <text:p><text:span text:style-name="T94"><text:tab/></text:span><text:span text:style-name="T93">protected</text:span><text:span text:style-name="T94"> </text:span><text:span text:style-name="T93">void</text:span><text:span text:style-name="T94"> addInterceptors(InterceptorRegistry </text:span><text:span text:style-name="T98">registry</text:span><text:span text:style-name="T94">) {</text:span></text:p>
          <text:p><text:span text:style-name="T94"><text:tab/></text:span><text:span text:style-name="T94"><text:tab/></text:span><text:span text:style-name="T98">registry</text:span><text:span text:style-name="T94">.addInterceptor(</text:span><text:span text:style-name="T93">new</text:span><text:span text:style-name="T94"> MyInterceptor());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custom-shape draw:style-name="gr6" draw:text-style-name="P17" xml:id="id51" draw:id="id51" draw:layer="layout" svg:width="13.905cm" svg:height="4.826cm" svg:x="8.733cm" svg:y="12.946cm">
          <text:p text:style-name="P1"><text:span text:style-name="T99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8" xml:id="id47" draw:id="id47" draw:layer="layout" svg:width="7.047cm" svg:height="2.26cm" svg:x="14.859cm" svg:y="14.154cm">
          <text:p text:style-name="P1"><text:span text:style-name="T100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xml:id="id48" draw:id="id48" draw:layer="layout" svg:width="7.047cm" svg:height="2.26cm" svg:x="14.802cm" svg:y="8.854cm">
          <text:p text:style-name="P1"><text:span text:style-name="T100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xml:id="id50" draw:id="id50" draw:layer="layout" svg:width="3.745cm" svg:height="2.26cm" svg:x="9.576cm" svg:y="14.162cm">
          <text:p text:style-name="P1"><text:span text:style-name="T100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53" draw:id="id53" draw:layer="layout" svg:width="4.209cm" svg:height="0cm" svg:x="5.366cm" svg:y="14.67cm" svg:viewBox="0 0 4210 0" draw:points="0,0 4210,0">
          <text:p/>
        </draw:polyline>
        <draw:polyline draw:style-name="gr9" draw:text-style-name="P1" xml:id="id54" draw:id="id54" draw:layer="layout" svg:width="1.553cm" svg:height="0cm" svg:x="13.321cm" svg:y="14.62cm" svg:viewBox="0 0 1554 0" draw:points="0,0 1554,0">
          <text:p/>
        </draw:polyline>
        <draw:polyline draw:style-name="gr9" draw:text-style-name="P1" xml:id="id55" draw:id="id55" draw:layer="layout" svg:width="1.537cm" svg:height="0cm" svg:x="13.321cm" svg:y="15.94cm" svg:viewBox="0 0 1538 0" draw:points="1538,0 0,0">
          <text:p/>
        </draw:polyline>
        <draw:polyline draw:style-name="gr9" draw:text-style-name="P1" xml:id="id56" draw:id="id56" draw:layer="layout" svg:width="4.209cm" svg:height="0cm" svg:x="5.366cm" svg:y="15.94cm" svg:viewBox="0 0 4210 0" draw:points="4210,0 0,0">
          <text:p/>
        </draw:polyline>
        <draw:polyline draw:style-name="gr10" draw:text-style-name="P1" xml:id="id49" draw:id="id49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52" draw:id="id52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1"> HelloService targetService = </text:span><text:span text:style-name="T11">new</text:span><text:span text:style-name="T101"> DefaultHelloService();</text:span></text:p>
          <text:p text:style-name="P6"><text:span text:style-name="T101"/></text:p>
          <text:p text:style-name="P6"><text:span text:style-name="T101">InvocationHandler handler = </text:span><text:span text:style-name="T11">new</text:span><text:span text:style-name="T101"> InvocationHandler() {</text:span></text:p>
          <text:p text:style-name="P6"><text:span text:style-name="T101"/></text:p>
          <text:p text:style-name="P6"><text:span text:style-name="T102"><text:s text:c="2"/></text:span><text:span text:style-name="T102">@Override</text:span></text:p>
          <text:p text:style-name="P6"><text:span text:style-name="T11"><text:s text:c="2"/></text:span><text:span text:style-name="T11">public</text:span><text:span text:style-name="T101"> Object invoke(Object proxy, Method method, Object[] args) </text:span></text:p>
          <text:p text:style-name="P6"><text:span text:style-name="T103"><text:s text:c="16"/></text:span><text:span text:style-name="T11">throws</text:span><text:span text:style-name="T101"> Throwable {</text:span></text:p>
          <text:p text:style-name="P6"><text:span text:style-name="T101"><text:s text:c="4"/></text:span><text:span text:style-name="T101">Object res = method.invoke(targetService, args);</text:span></text:p>
          <text:p text:style-name="P6"><text:span text:style-name="T11"><text:s text:c="4"/></text:span><text:span text:style-name="T11">return</text:span><text:span text:style-name="T101"> res;</text:span></text:p>
          <text:p text:style-name="P6"><text:span text:style-name="T101"><text:s text:c="2"/></text:span><text:span text:style-name="T101">}</text:span></text:p>
          <text:p text:style-name="P6"><text:span text:style-name="T101">};</text:span></text:p>
          <text:p text:style-name="P6"><text:span text:style-name="T101">HelloService decoratedHelloService = (HelloService) Proxy.</text:span><text:span text:style-name="T104">newProxyInstance</text:span><text:span text:style-name="T101">(</text:span></text:p>
          <text:p text:style-name="P6"><text:span text:style-name="T101"><text:s text:c="2"/></text:span><text:span text:style-name="T101">getClass().getClassLoader(),</text:span></text:p>
          <text:p text:style-name="P6"><text:span text:style-name="T11"><text:s text:c="2"/></text:span><text:span text:style-name="T11">new</text:span><text:span text:style-name="T101"> Class&lt;?&gt;[]{HelloService.</text:span><text:span text:style-name="T11">class</text:span><text:span text:style-name="T101">},</text:span><text:span text:style-name="T101"><text:tab/></text:span></text:p>
          <text:p text:style-name="P6"><text:span text:style-name="T101"><text:s text:c="2"/></text:span><text:span text:style-name="T101">handler</text:span></text:p>
          <text:p text:style-name="P6"><text:span text:style-name="T101">);</text:span></text:p>
          <text:p text:style-name="P6"><text:span text:style-name="T101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custom-shape draw:style-name="gr4" draw:text-style-name="P8" draw:layer="layout" svg:width="22.346cm" svg:height="9.445cm" svg:x="1.076cm" svg:y="7.319cm">
          <text:p text:style-name="P6"><text:span text:style-name="T105">@Aspect</text:span></text:p>
          <text:p text:style-name="P6"><text:span text:style-name="T11">public</text:span><text:span text:style-name="T101"> </text:span><text:span text:style-name="T11">class</text:span><text:span text:style-name="T101"> LogAspect {</text:span></text:p>
          <text:p text:style-name="P6"><text:span text:style-name="T106"/></text:p>
          <text:p text:style-name="P6"><text:span text:style-name="T11"><text:s text:c="2"/></text:span><text:span text:style-name="T13">(...)</text:span></text:p>
          <text:p text:style-name="P6"><text:span text:style-name="T101"/></text:p>
          <text:p text:style-name="P6"><text:span text:style-name="T102"><text:s text:c="2"/></text:span><text:span text:style-name="T105">@Around</text:span><text:span text:style-name="T103">(</text:span><text:span text:style-name="T107">"execution(* com.zenika.business.*.*(..))"</text:span><text:span text:style-name="T103">)</text:span></text:p>
          <text:p text:style-name="P6"><text:span text:style-name="T11"><text:s text:c="2"/></text:span><text:span text:style-name="T11">public</text:span><text:span text:style-name="T101"> Object log(ProceedingJoinPoint jp) </text:span><text:span text:style-name="T11">throws</text:span><text:span text:style-name="T101"> Throwable {</text:span></text:p>
          <text:p text:style-name="P6"><text:span text:style-name="T108"><text:s text:c="4"/></text:span><text:span text:style-name="T108">LOGGER</text:span><text:span text:style-name="T101">.info(</text:span><text:span text:style-name="T109">"Appel à {}"</text:span><text:span text:style-name="T101">,jp.getSignature().toShortString());</text:span></text:p>
          <text:p text:style-name="P6"><text:span text:style-name="T101"><text:s text:c="4"/></text:span><text:span text:style-name="T101">Object res = jp.proceed();</text:span></text:p>
          <text:p text:style-name="P6"><text:span text:style-name="T108"><text:s text:c="4"/></text:span><text:span text:style-name="T108">LOGGER</text:span><text:span text:style-name="T101">.info(</text:span><text:span text:style-name="T109">"Fin de l'appel"</text:span><text:span text:style-name="T101">);</text:span></text:p>
          <text:p text:style-name="P6"><text:span text:style-name="T11"><text:s text:c="4"/></text:span><text:span text:style-name="T11">return</text:span><text:span text:style-name="T101"> res;</text:span></text:p>
          <text:p text:style-name="P6"><text:span text:style-name="T101"><text:s text:c="2"/></text:span><text:span text:style-name="T101">}</text:span></text:p>
          <text:p text:style-name="P6"><text:span text:style-name="T101"/></text:p>
          <text:p text:style-name="P6"><text:span text:style-name="T10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7" draw:id="id57" draw:layer="layout" svg:width="6.607cm" svg:height="2.032cm" svg:x="5.334cm" svg:y="4.572cm">
          <text:p text:style-name="P1">Identifie la classe comme un <text:span text:style-name="T110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8" draw:id="id58" draw:layer="layout" svg:width="6.607cm" svg:height="2.54cm" svg:x="13.462cm" svg:y="4.318cm">
          <text:p text:style-name="P1">Type d'<text:span text:style-name="T110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9" draw:id="id59" draw:layer="layout" svg:width="6.607cm" svg:height="2.032cm" svg:x="20.574cm" svg:y="4.826cm">
          <text:p text:style-name="P1">Expression de <text:span text:style-name="T110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2" draw:id="id62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6.604cm" svg:height="2.54cm" svg:x="9.144cm" svg:y="17.78cm">
          <text:p text:style-name="P1">La méthode de l'<text:span text:style-name="T110">aspect</text:span> est l'<text:span text:style-name="T110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61" draw:id="id61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3" xml:id="id63" draw:id="id63" draw:layer="layout" svg:width="25.595cm" svg:height="4.62cm" svg:x="1.075cm" svg:y="7.318cm">
          <text:p text:style-name="P6"><text:span text:style-name="T111">&lt;</text:span><text:span text:style-name="T112">bean</text:span><text:span text:style-name="T113"> </text:span><text:span text:style-name="T114">id</text:span><text:span text:style-name="T115">=</text:span><text:span text:style-name="T116">"logAspect"</text:span><text:span text:style-name="T113"> </text:span><text:span text:style-name="T114">class</text:span><text:span text:style-name="T115">=</text:span><text:span text:style-name="T116">"com.zenika.aop.LogAspect"</text:span><text:span text:style-name="T113"> </text:span><text:span text:style-name="T111">/&gt;</text:span></text:p>
          <text:p text:style-name="P6"><text:span text:style-name="T115"/></text:p>
          <text:p text:style-name="P6"><text:span text:style-name="T111">&lt;</text:span><text:span text:style-name="T112">aop:aspectj-autoproxy</text:span><text:span text:style-name="T111">&gt;</text:span></text:p>
          <text:p text:style-name="P6"><text:span text:style-name="T111"><text:s text:c="2"/></text:span><text:span text:style-name="T111">&lt;</text:span><text:span text:style-name="T112">aop:include</text:span><text:span text:style-name="T113"> </text:span><text:span text:style-name="T114">name</text:span><text:span text:style-name="T115">=</text:span><text:span text:style-name="T116">"logAspect"</text:span><text:span text:style-name="T111">/&gt;</text:span></text:p>
          <text:p text:style-name="P6"><text:span text:style-name="T111">&lt;/</text:span><text:span text:style-name="T112">aop:aspectj-autoproxy</text:span><text:span text:style-name="T11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64" draw:id="id64" draw:layer="layout" svg:width="23.056cm" svg:height="9.617cm" svg:x="1.074cm" svg:y="8.417cm">
          <text:p text:style-name="P6"><text:span text:style-name="T117">@Transactional</text:span></text:p>
          <text:p text:style-name="P6"><text:span text:style-name="T118">public</text:span><text:span text:style-name="T119"> </text:span><text:span text:style-name="T118">class</text:span><text:span text:style-name="T119"> UserServiceImpl </text:span><text:span text:style-name="T118">implements</text:span><text:span text:style-name="T119"> UserService {</text:span></text:p>
          <text:p text:style-name="P6"><text:span text:style-name="T120"/></text:p>
          <text:p text:style-name="P6"><text:span text:style-name="T118"><text:s text:c="2"/></text:span><text:span text:style-name="T118">public</text:span><text:span text:style-name="T119"> User create(String login, String password) {</text:span></text:p>
          <text:p text:style-name="P6"><text:span text:style-name="T119"><text:s text:c="4"/></text:span><text:span text:style-name="T119">(...)</text:span></text:p>
          <text:p text:style-name="P6"><text:span text:style-name="T119"><text:s text:c="2"/></text:span><text:span text:style-name="T119">}</text:span></text:p>
          <text:p text:style-name="P6"><text:span text:style-name="T119"/></text:p>
          <text:p text:style-name="P6"><text:span text:style-name="T121"><text:s text:c="2"/></text:span><text:span text:style-name="T117">@Transactional</text:span><text:span text:style-name="T122">(readOnly=</text:span><text:span text:style-name="T118">true</text:span><text:span text:style-name="T122">)</text:span></text:p>
          <text:p text:style-name="P6"><text:span text:style-name="T118"><text:s text:c="2"/></text:span><text:span text:style-name="T118">public</text:span><text:span text:style-name="T119"> User authenticate(String login, String password) {</text:span></text:p>
          <text:p text:style-name="P6"><text:span text:style-name="T119"><text:s text:c="4"/></text:span><text:span text:style-name="T119">(...)</text:span></text:p>
          <text:p text:style-name="P6"><text:span text:style-name="T119"><text:s text:c="2"/></text:span><text:span text:style-name="T119">}</text:span></text:p>
          <text:p text:style-name="P6"><text:span text:style-name="T119"/></text:p>
          <text:p text:style-name="P6"><text:span text:style-name="T11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5" draw:id="id65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6" draw:id="id66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3">&lt;</text:span><text:span text:style-name="T124">bean</text:span><text:span text:style-name="T125"> </text:span><text:span text:style-name="T126">id</text:span><text:span text:style-name="T127">=</text:span><text:span text:style-name="T128">"txManager"</text:span><text:span text:style-name="T125"> </text:span></text:p>
          <text:p text:style-name="P6"><text:span text:style-name="T125"><text:s text:c="6"/></text:span><text:span text:style-name="T126">class</text:span><text:span text:style-name="T127">=</text:span><text:span text:style-name="T128">"o.s.jdbc.datasource.DataSourceTransactionManager"</text:span><text:span text:style-name="T123">&gt;</text:span></text:p>
          <text:p text:style-name="P6"><text:span text:style-name="T123"><text:s text:c="2"/></text:span><text:span text:style-name="T123">&lt;</text:span><text:span text:style-name="T124">property</text:span><text:span text:style-name="T125"> </text:span><text:span text:style-name="T126">name</text:span><text:span text:style-name="T127">=</text:span><text:span text:style-name="T128">"dataSource"</text:span><text:span text:style-name="T125"> </text:span><text:span text:style-name="T126">ref</text:span><text:span text:style-name="T127">=</text:span><text:span text:style-name="T128">"dataSource"</text:span><text:span text:style-name="T125"> </text:span><text:span text:style-name="T123">/&gt;</text:span></text:p>
          <text:p text:style-name="P6"><text:span text:style-name="T123">&lt;/</text:span><text:span text:style-name="T124">bean</text:span><text:span text:style-name="T123">&gt;</text:span></text:p>
          <text:p text:style-name="P6"><text:span text:style-name="T125"/></text:p>
          <text:p text:style-name="P6"><text:span text:style-name="T123">&lt;</text:span><text:span text:style-name="T124">tx:annotation-driven</text:span><text:span text:style-name="T125"> </text:span><text:span text:style-name="T126">transaction-manager</text:span><text:span text:style-name="T127">=</text:span><text:span text:style-name="T128">"txManager"</text:span><text:span text:style-name="T125"> </text:span><text:span text:style-name="T12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3">&lt;</text:span><text:span text:style-name="T124">bean</text:span><text:span text:style-name="T125"> </text:span><text:span text:style-name="T126">id</text:span><text:span text:style-name="T127">=</text:span><text:span text:style-name="T128">"transactionManager"</text:span><text:span text:style-name="T125"> </text:span></text:p>
          <text:p text:style-name="P6"><text:span text:style-name="T125"><text:s text:c="6"/></text:span><text:span text:style-name="T126">class</text:span><text:span text:style-name="T127">=</text:span><text:span text:style-name="T128">"o.s.jdbc.datasource.DataSourceTransactionManager"</text:span><text:span text:style-name="T123">&gt;</text:span></text:p>
          <text:p text:style-name="P6"><text:span text:style-name="T123"><text:s text:c="2"/></text:span><text:span text:style-name="T123">&lt;</text:span><text:span text:style-name="T124">property</text:span><text:span text:style-name="T125"> </text:span><text:span text:style-name="T126">name</text:span><text:span text:style-name="T127">=</text:span><text:span text:style-name="T128">"dataSource"</text:span><text:span text:style-name="T125"> </text:span><text:span text:style-name="T126">ref</text:span><text:span text:style-name="T127">=</text:span><text:span text:style-name="T128">"dataSource"</text:span><text:span text:style-name="T125"> </text:span><text:span text:style-name="T123">/&gt;</text:span></text:p>
          <text:p text:style-name="P6"><text:span text:style-name="T123">&lt;/</text:span><text:span text:style-name="T124">bean</text:span><text:span text:style-name="T123">&gt;</text:span></text:p>
          <text:p text:style-name="P6"><text:span text:style-name="T125"/></text:p>
          <text:p text:style-name="P6"><text:span text:style-name="T123">&lt;</text:span><text:span text:style-name="T124">tx:annotation-driven</text:span><text:span text:style-name="T125"> </text:span><text:span text:style-name="T12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25.278cm" svg:height="9.029cm" svg:x="1.392cm" svg:y="10.105cm">
          <text:p><text:span text:style-name="T31">@Configuration</text:span></text:p>
          <text:p><text:span text:style-name="T28">@EnableTransactionManagement</text:span></text:p>
          <text:p><text:span text:style-name="T93">public</text:span><text:span text:style-name="T94"> </text:span><text:span text:style-name="T93">class</text:span><text:span text:style-name="T94"> InfraConfiguration {</text:span></text:p>
          <text:p><text:span text:style-name="T31"><text:tab/></text:span></text:p>
          <text:p><text:span text:style-name="T94"><text:tab/></text:span><text:span text:style-name="T95">@Bean</text:span><text:span text:style-name="T94"> </text:span><text:span text:style-name="T93">public</text:span><text:span text:style-name="T94"> PlatformTransactionManager transactionManager() {</text:span></text:p>
          <text:p><text:span text:style-name="T94"><text:tab/></text:span><text:span text:style-name="T94"><text:tab/></text:span><text:span text:style-name="T93">return</text:span><text:span text:style-name="T94"> </text:span><text:span text:style-name="T93">new</text:span><text:span text:style-name="T9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94"><text:tab/></text:span><text:span text:style-name="T95">@Bean</text:span><text:span text:style-name="T94"> </text:span><text:span text:style-name="T93">public</text:span><text:span text:style-name="T94"> DataSource dataSource() {</text:span></text:p>
          <text:p><text:span text:style-name="T94"><text:s text:c="6"/></text:span><text:span text:style-name="T9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8">public</text:span><text:span text:style-name="T125"> </text:span><text:span text:style-name="T118">class</text:span><text:span text:style-name="T125"> HibernateUserRepository </text:span><text:span text:style-name="T118">implements</text:span><text:span text:style-name="T125"> UserRepository {</text:span></text:p>
          <text:p text:style-name="P6"><text:span text:style-name="T125"/></text:p>
          <text:p text:style-name="P6"><text:span text:style-name="T118"><text:s text:c="2"/></text:span><text:span text:style-name="T118">private</text:span><text:span text:style-name="T125"> </text:span><text:span text:style-name="T118">final</text:span><text:span text:style-name="T125"> SessionFactory </text:span><text:span text:style-name="T129">sessionFactory</text:span><text:span text:style-name="T125">;</text:span></text:p>
          <text:p text:style-name="P6"><text:span text:style-name="T125"/></text:p>
          <text:p text:style-name="P6"><text:span text:style-name="T118"><text:s text:c="2"/></text:span><text:span text:style-name="T118">public</text:span><text:span text:style-name="T122"> HibernateUserRepository(SessionFactory sessionFactory) {</text:span></text:p>
          <text:p text:style-name="P6"><text:span text:style-name="T118"><text:s text:c="4"/></text:span><text:span text:style-name="T118">this</text:span><text:span text:style-name="T122">.</text:span><text:span text:style-name="T130">sessionFactory</text:span><text:span text:style-name="T122"> = sessionFactory;</text:span></text:p>
          <text:p text:style-name="P6"><text:span text:style-name="T131"><text:s text:c="2"/></text:span><text:span text:style-name="T131">}</text:span></text:p>
          <text:p text:style-name="P6"><text:span text:style-name="T132"/></text:p>
          <text:p text:style-name="P6"><text:span text:style-name="T125"><text:s text:c="2"/></text:span><text:span text:style-name="T118">public</text:span><text:span text:style-name="T125"> User getByLogin(String login) {</text:span></text:p>
          <text:p text:style-name="P6"><text:span text:style-name="T118"><text:s text:c="4"/></text:span><text:span text:style-name="T118">return</text:span><text:span text:style-name="T125"> (User) </text:span><text:span text:style-name="T129">sessionFactory</text:span><text:span text:style-name="T125">.</text:span><text:span text:style-name="T122">getCurrentSession()</text:span></text:p>
          <text:p text:style-name="P6"><text:span text:style-name="T125"><text:s text:c="6"/></text:span><text:span text:style-name="T125">.createCriteria(User.</text:span><text:span text:style-name="T118">class</text:span><text:span text:style-name="T125">)</text:span></text:p>
          <text:p text:style-name="P6"><text:span text:style-name="T125"><text:s text:c="6"/></text:span><text:span text:style-name="T125">.add(Restrictions.</text:span><text:span text:style-name="T133">eq</text:span><text:span text:style-name="T125">(</text:span><text:span text:style-name="T134">"login"</text:span><text:span text:style-name="T125">, login))</text:span></text:p>
          <text:p text:style-name="P6"><text:span text:style-name="T125"><text:s text:c="4"/></text:span><text:span text:style-name="T125">.uniqueResult();</text:span></text:p>
          <text:p text:style-name="P6"><text:span text:style-name="T125"><text:s text:c="2"/></text:span><text:span text:style-name="T125">}</text:span></text:p>
          <text:p text:style-name="P6"><text:span text:style-name="T12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8" draw:id="id68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3">&lt;</text:span><text:span text:style-name="T124">bean</text:span><text:span text:style-name="T135"> </text:span><text:span text:style-name="T126">id</text:span><text:span text:style-name="T127">=</text:span><text:span text:style-name="T128">"sessionFactory"</text:span><text:span text:style-name="T135"> </text:span></text:p>
          <text:p text:style-name="P6"><text:span text:style-name="T126"><text:s text:c="6"/></text:span><text:span text:style-name="T126">class</text:span><text:span text:style-name="T127">=</text:span><text:span text:style-name="T128">"o.s.o.hibernate4.a.AnnotationSessionFactoryBean"</text:span><text:span text:style-name="T123">&gt;</text:span></text:p>
          <text:p text:style-name="P6"><text:span text:style-name="T123"><text:s text:c="2"/></text:span><text:span text:style-name="T123">&lt;</text:span><text:span text:style-name="T124">property</text:span><text:span text:style-name="T135"> </text:span><text:span text:style-name="T126">name</text:span><text:span text:style-name="T127">=</text:span><text:span text:style-name="T128">"dataSource"</text:span><text:span text:style-name="T135"> </text:span><text:span text:style-name="T126">ref</text:span><text:span text:style-name="T127">=</text:span><text:span text:style-name="T128">"dataSource"</text:span><text:span text:style-name="T135"> </text:span><text:span text:style-name="T123">/&gt;</text:span></text:p>
          <text:p text:style-name="P6"><text:span text:style-name="T123"><text:s text:c="2"/></text:span><text:span text:style-name="T123">&lt;</text:span><text:span text:style-name="T124">property</text:span><text:span text:style-name="T135"> </text:span><text:span text:style-name="T126">name</text:span><text:span text:style-name="T127">=</text:span><text:span text:style-name="T128">"annotatedClasses"</text:span><text:span text:style-name="T123">&gt;</text:span></text:p>
          <text:p text:style-name="P6"><text:span text:style-name="T123"><text:s text:c="4"/></text:span><text:span text:style-name="T123">&lt;</text:span><text:span text:style-name="T124">list</text:span><text:span text:style-name="T123">&gt;</text:span></text:p>
          <text:p text:style-name="P6"><text:span text:style-name="T123"><text:s text:c="6"/></text:span><text:span text:style-name="T123">&lt;</text:span><text:span text:style-name="T124">value</text:span><text:span text:style-name="T123">&gt;</text:span><text:span text:style-name="T127">com.zenika.domain.User</text:span><text:span text:style-name="T123">&lt;/</text:span><text:span text:style-name="T124">value</text:span><text:span text:style-name="T123">&gt;</text:span></text:p>
          <text:p text:style-name="P6"><text:span text:style-name="T123"><text:s text:c="4"/></text:span><text:span text:style-name="T123">&lt;/</text:span><text:span text:style-name="T124">list</text:span><text:span text:style-name="T123">&gt;</text:span></text:p>
          <text:p text:style-name="P6"><text:span text:style-name="T123"><text:s text:c="2"/></text:span><text:span text:style-name="T123">&lt;/</text:span><text:span text:style-name="T124">property</text:span><text:span text:style-name="T123">&gt;</text:span></text:p>
          <text:p text:style-name="P6"><text:span text:style-name="T123"><text:s text:c="2"/></text:span><text:span text:style-name="T123">&lt;</text:span><text:span text:style-name="T124">property</text:span><text:span text:style-name="T135"> </text:span><text:span text:style-name="T126">name</text:span><text:span text:style-name="T127">=</text:span><text:span text:style-name="T128">"hibernateProperties"</text:span><text:span text:style-name="T123">&gt;</text:span></text:p>
          <text:p text:style-name="P6"><text:span text:style-name="T123"><text:s text:c="4"/></text:span><text:span text:style-name="T123">&lt;</text:span><text:span text:style-name="T124">value</text:span><text:span text:style-name="T123">&gt;</text:span></text:p>
          <text:p text:style-name="P6"><text:span text:style-name="T127"><text:s text:c="4"/></text:span><text:span text:style-name="T127">show_sql=true</text:span></text:p>
          <text:p text:style-name="P6"><text:span text:style-name="T123"><text:s text:c="4"/></text:span><text:span text:style-name="T123">&lt;/</text:span><text:span text:style-name="T124">value</text:span><text:span text:style-name="T123">&gt;</text:span></text:p>
          <text:p text:style-name="P6"><text:span text:style-name="T123"><text:s text:c="2"/></text:span><text:span text:style-name="T123">&lt;/</text:span><text:span text:style-name="T124">property</text:span><text:span text:style-name="T123">&gt;</text:span></text:p>
          <text:p text:style-name="P6"><text:span text:style-name="T123">&lt;/</text:span><text:span text:style-name="T124">bean</text:span><text:span text:style-name="T123">&gt;</text:span></text:p>
          <text:p text:style-name="P6"><text:span text:style-name="T13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9" draw:id="id69" draw:layer="layout" svg:width="9.144cm" svg:height="3.556cm" svg:x="18.456cm" svg:y="15.348cm">
          <text:p text:style-name="P1"><text:span text:style-name="T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0" text:id="id70">Les DAO doivent être appelés avec une transaction active</text:p>
              </text:list-item>
              <text:list-item>
                <text:p xml:id="id71" text:id="id71">Toujours le cas en production</text:p>
                <text:list>
                  <text:list-item>
                    <text:p xml:id="id72" text:id="id72">Services transactionnels appelant un DAO</text:p>
                  </text:list-item>
                </text:list>
              </text:list-item>
              <text:list-item>
                <text:p xml:id="id73" text:id="id73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3">&lt;</text:span><text:span text:style-name="T124">bean</text:span><text:span text:style-name="T135"> </text:span><text:span text:style-name="T126">id</text:span><text:span text:style-name="T127">=</text:span><text:span text:style-name="T128">"transactionManager"</text:span><text:span text:style-name="T135"> </text:span></text:p>
          <text:p text:style-name="P6"><text:span text:style-name="T126"><text:s text:c="6"/></text:span><text:span text:style-name="T126">class</text:span><text:span text:style-name="T127">=</text:span><text:span text:style-name="T128">"o.s.o.hibernate4.HibernateTransactionManager"</text:span><text:span text:style-name="T123">&gt;</text:span></text:p>
          <text:p text:style-name="P6"><text:span text:style-name="T123"><text:s text:c="2"/></text:span><text:span text:style-name="T123">&lt;</text:span><text:span text:style-name="T124">property</text:span><text:span text:style-name="T135"> </text:span><text:span text:style-name="T126">name</text:span><text:span text:style-name="T127">=</text:span><text:span text:style-name="T128">"sessionFactory"</text:span><text:span text:style-name="T135"> </text:span><text:span text:style-name="T126">ref</text:span><text:span text:style-name="T127">=</text:span><text:span text:style-name="T128">"sessionFactory"</text:span><text:span text:style-name="T135"> </text:span><text:span text:style-name="T123">/&gt;</text:span></text:p>
          <text:p text:style-name="P6"><text:span text:style-name="T123">&lt;/</text:span><text:span text:style-name="T124">bean</text:span><text:span text:style-name="T12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74" text:id="id74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25">@Repository</text:span></text:p>
          <text:p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><text:span text:style-name="T125"><text:tab/></text:span></text:p>
          <text:p><text:span text:style-name="T149"><text:tab/></text:span><text:span text:style-name="T150">@PersistenceContext</text:span></text:p>
          <text:p><text:span text:style-name="T149"><text:tab/></text:span><text:span text:style-name="T148">private</text:span><text:span text:style-name="T149"> EntityManager </text:span><text:span text:style-name="T151">entityManager</text:span><text:span text:style-name="T149">; </text:span><text:span text:style-name="T125"><text:tab/></text:span></text:p>
          <text:p><text:span text:style-name="T125"/></text:p>
          <text:p><text:span text:style-name="T149"><text:tab/></text:span><text:span text:style-name="T150">@Override</text:span></text:p>
          <text:p><text:span text:style-name="T149"><text:tab/></text:span><text:span text:style-name="T148">public</text:span><text:span text:style-name="T149"> User getByLogin(String </text:span><text:span text:style-name="T152">login</text:span><text:span text:style-name="T149">) {</text:span></text:p>
          <text:p><text:span text:style-name="T149"><text:tab/></text:span><text:span text:style-name="T149"><text:tab/></text:span><text:span text:style-name="T148">return</text:span><text:span text:style-name="T149"> </text:span><text:span text:style-name="T151">entityManager</text:span><text:span text:style-name="T149">.createQuery(</text:span></text:p>
          <text:p><text:span text:style-name="T149"><text:s text:c="17"/></text:span><text:span text:style-name="T153">"select u from User u where login = :login"</text:span><text:span text:style-name="T149">, </text:span></text:p>
          <text:p><text:span text:style-name="T149"><text:s text:c="17"/></text:span><text:span text:style-name="T149">User.</text:span><text:span text:style-name="T148">class</text:span><text:span text:style-name="T149">)</text:span></text:p>
          <text:p><text:span text:style-name="T149"><text:tab/></text:span><text:span text:style-name="T149"><text:tab/></text:span><text:span text:style-name="T149"><text:tab/></text:span><text:span text:style-name="T149"><text:tab/></text:span><text:span text:style-name="T149">.setParameter(</text:span><text:span text:style-name="T153">"login"</text:span><text:span text:style-name="T149">, </text:span><text:span text:style-name="T152">login</text:span><text:span text:style-name="T149">)</text:span></text:p>
          <text:p><text:span text:style-name="T125"><text:tab/></text:span><text:span text:style-name="T125"><text:tab/></text:span><text:span text:style-name="T125"><text:tab/></text:span><text:span text:style-name="T125"><text:tab/></text:span><text:span text:style-name="T125">.getSingleResult();</text:span></text:p>
          <text:p><text:span text:style-name="T125"><text:tab/></text:span><text:span text:style-name="T125">}</text:span></text:p>
          <text:p><text:span text:style-name="T125"/></text:p>
          <text:p><text:span text:style-name="T12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54">&lt;</text:span><text:span text:style-name="T155">bean</text:span><text:span text:style-name="T132"> </text:span><text:span text:style-name="T156">id</text:span><text:span text:style-name="T157">=</text:span><text:span text:style-name="T158">"entityManagerFactory"</text:span></text:p>
          <text:p><text:span text:style-name="T132"><text:s text:c="6"/></text:span><text:span text:style-name="T156">class</text:span><text:span text:style-name="T157">=</text:span><text:span text:style-name="T158">"o.s.orm.jpa.LocalContainerEntityManagerFactoryBean"</text:span><text:span text:style-name="T154">&gt;</text:span></text:p>
          <text:p><text:span text:style-name="T157"><text:s text:c="2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dataSource"</text:span><text:span text:style-name="T132"> </text:span><text:span text:style-name="T156">ref</text:span><text:span text:style-name="T157">=</text:span><text:span text:style-name="T158">"dataSource"</text:span><text:span text:style-name="T132"> </text:span><text:span text:style-name="T154">/&gt;</text:span></text:p>
          <text:p><text:span text:style-name="T154"><text:s text:c="2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packagesToScan"</text:span><text:span text:style-name="T132"> </text:span><text:span text:style-name="T156">value</text:span><text:span text:style-name="T157">=</text:span><text:span text:style-name="T158">"com.zenika.domain"</text:span><text:span text:style-name="T132"> </text:span><text:span text:style-name="T154">/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jpaVendorAdapter"</text:span><text:span text:style-name="T154">&gt;</text:span></text:p>
          <text:p><text:span text:style-name="T157"><text:s text:c="4"/></text:span><text:span text:style-name="T154">&lt;</text:span><text:span text:style-name="T155">bean</text:span><text:span text:style-name="T132"> </text:span><text:span text:style-name="T156">class</text:span><text:span text:style-name="T157">=</text:span><text:span text:style-name="T158">"o.s.orm.jpa.vendor.HibernateJpaVendorAdapter"</text:span><text:span text:style-name="T154">&gt;</text:span></text:p>
          <text:p><text:span text:style-name="T154"><text:s text:c="6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showSql"</text:span><text:span text:style-name="T132"> </text:span><text:span text:style-name="T156">value</text:span><text:span text:style-name="T157">=</text:span><text:span text:style-name="T158">"true"</text:span><text:span text:style-name="T132"> </text:span><text:span text:style-name="T154">/&gt;</text:span></text:p>
          <text:p><text:span text:style-name="T154"><text:s text:c="6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generateDdl"</text:span><text:span text:style-name="T132"> </text:span><text:span text:style-name="T156">value</text:span><text:span text:style-name="T157">=</text:span><text:span text:style-name="T158">"true"</text:span><text:span text:style-name="T132"> </text:span><text:span text:style-name="T154">/&gt;</text:span></text:p>
          <text:p><text:span text:style-name="T157"><text:s text:c="6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database"</text:span><text:span text:style-name="T132"> </text:span><text:span text:style-name="T156">value</text:span><text:span text:style-name="T157">=</text:span><text:span text:style-name="T158">"H2"</text:span><text:span text:style-name="T132"> </text:span><text:span text:style-name="T154">/&gt;</text:span></text:p>
          <text:p><text:span text:style-name="T157"><text:s text:c="4"/></text:span><text:span text:style-name="T154">&lt;/</text:span><text:span text:style-name="T155">bean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/></text:p>
          <text:p><text:span text:style-name="T157"><text:s text:c="2"/></text:span><text:span text:style-name="T154">&lt;</text:span><text:span text:style-name="T155">property</text:span><text:span text:style-name="T132"> </text:span><text:span text:style-name="T156">name</text:span><text:span text:style-name="T157">=</text:span><text:span text:style-name="T158">"jpaProperties"</text:span><text:span text:style-name="T154">&gt;</text:span></text:p>
          <text:p><text:span text:style-name="T157"><text:s text:c="4"/></text:span><text:span text:style-name="T154">&lt;</text:span><text:span text:style-name="T155">props</text:span><text:span text:style-name="T154">&gt;</text:span></text:p>
          <text:p><text:span text:style-name="T157"><text:s text:c="6"/></text:span><text:span text:style-name="T154">&lt;</text:span><text:span text:style-name="T155">prop</text:span><text:span text:style-name="T132"> </text:span><text:span text:style-name="T156">key</text:span><text:span text:style-name="T157">=</text:span><text:span text:style-name="T158">"hibernate.show_sql"</text:span><text:span text:style-name="T154">&gt;</text:span><text:span text:style-name="T157">true</text:span><text:span text:style-name="T154">&lt;/</text:span><text:span text:style-name="T155">prop</text:span><text:span text:style-name="T154">&gt;</text:span></text:p>
          <text:p><text:span text:style-name="T157"><text:s text:c="4"/></text:span><text:span text:style-name="T154">&lt;/</text:span><text:span text:style-name="T155">props</text:span><text:span text:style-name="T154">&gt;</text:span></text:p>
          <text:p><text:span text:style-name="T157"><text:s text:c="2"/></text:span><text:span text:style-name="T154">&lt;/</text:span><text:span text:style-name="T155">property</text:span><text:span text:style-name="T154">&gt;</text:span></text:p>
          <text:p><text:span text:style-name="T154">&lt;/</text:span><text:span text:style-name="T155">bean</text:span><text:span text:style-name="T154">&gt;</text:span></text:p>
          <text:p><text:span text:style-name="T132"/></text:p>
          <text:p><text:span text:style-name="T13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5" text:id="id75">Les DAO doivent être appelés avec une transaction active</text:p>
              </text:list-item>
              <text:list-item>
                <text:p xml:id="id76" text:id="id76">Toujours le cas en production</text:p>
                <text:list>
                  <text:list-item>
                    <text:p xml:id="id77" text:id="id77">Services transactionnels appelant un DAO</text:p>
                  </text:list-item>
                </text:list>
              </text:list-item>
              <text:list-item>
                <text:p xml:id="id78" text:id="id78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59">&lt;</text:span><text:span text:style-name="T160">bean</text:span><text:span text:style-name="T161"> </text:span><text:span text:style-name="T162">id</text:span><text:span text:style-name="T163">=</text:span><text:span text:style-name="T164">"transactionManager"</text:span></text:p>
          <text:p><text:span text:style-name="T165"><text:s text:c="6"/></text:span><text:span text:style-name="T162">class</text:span><text:span text:style-name="T163">=</text:span><text:span text:style-name="T164">"org.springframework.orm.jpa.JpaTransactionManager"</text:span><text:span text:style-name="T159">&gt;</text:span></text:p>
          <text:p><text:span text:style-name="T163"><text:s text:c="2"/></text:span><text:span text:style-name="T159">&lt;</text:span><text:span text:style-name="T160">property</text:span><text:span text:style-name="T161"> </text:span><text:span text:style-name="T162">name</text:span><text:span text:style-name="T163">=</text:span><text:span text:style-name="T164">"entityManagerFactory"</text:span><text:span text:style-name="T161"> </text:span><text:span text:style-name="T162">ref</text:span><text:span text:style-name="T163">=</text:span><text:span text:style-name="T164">"entityManagerFactory"</text:span><text:span text:style-name="T161"> </text:span><text:span text:style-name="T159">/&gt;</text:span></text:p>
          <text:p><text:span text:style-name="T159">&lt;/</text:span><text:span text:style-name="T160">bean</text:span><text:span text:style-name="T159">&gt;</text:span></text:p>
          <text:p><text:span text:style-name="T161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Jpa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9" draw:id="id79" draw:layer="layout" svg:width="25.753cm" svg:height="9.173cm" svg:x="1.016cm" svg:y="9.483cm">
          <text:p text:style-name="P6"><text:span text:style-name="T123">&lt;</text:span><text:span text:style-name="T124">context-param</text:span><text:span text:style-name="T123">&gt;</text:span></text:p>
          <text:p text:style-name="P6"><text:span text:style-name="T127"><text:s text:c="4"/></text:span><text:span text:style-name="T127"><text:tab/></text:span><text:span text:style-name="T123">&lt;</text:span><text:span text:style-name="T124">param-name</text:span><text:span text:style-name="T123">&gt;</text:span><text:span text:style-name="T127">contextConfigLocation</text:span><text:span text:style-name="T123">&lt;/</text:span><text:span text:style-name="T124">param-name</text:span><text:span text:style-name="T123">&gt;</text:span></text:p>
          <text:p text:style-name="P6"><text:span text:style-name="T127"><text:s text:c="4"/></text:span><text:span text:style-name="T127"><text:tab/></text:span><text:span text:style-name="T123">&lt;</text:span><text:span text:style-name="T124">param-value</text:span><text:span text:style-name="T123">&gt;</text:span></text:p>
          <text:p text:style-name="P6"><text:span text:style-name="T127"><text:s text:c="4"/></text:span><text:span text:style-name="T127"><text:tab/></text:span><text:span text:style-name="T127">/WEB-INF/applicationContext.xml</text:span></text:p>
          <text:p text:style-name="P6"><text:span text:style-name="T127"><text:s text:c="4"/></text:span><text:span text:style-name="T127"><text:tab/></text:span><text:span text:style-name="T123">&lt;/</text:span><text:span text:style-name="T124">param-value</text:span><text:span text:style-name="T123">&gt;</text:span></text:p>
          <text:p text:style-name="P6"><text:span text:style-name="T123">&lt;/</text:span><text:span text:style-name="T124">context-param</text:span><text:span text:style-name="T123">&gt;</text:span></text:p>
          <text:p text:style-name="P6"><text:span text:style-name="T135"/></text:p>
          <text:p text:style-name="P6"><text:span text:style-name="T123">&lt;</text:span><text:span text:style-name="T124">listener</text:span><text:span text:style-name="T123">&gt;</text:span></text:p>
          <text:p text:style-name="P6"><text:span text:style-name="T127"><text:s text:c="4"/></text:span><text:span text:style-name="T127"><text:tab/></text:span><text:span text:style-name="T123">&lt;</text:span><text:span text:style-name="T124">listener-class</text:span><text:span text:style-name="T123">&gt;</text:span></text:p>
          <text:p text:style-name="P6"><text:span text:style-name="T123"><text:s text:c="9"/></text:span><text:span text:style-name="T127">org.springframework.web.context.ContextLoaderListener</text:span></text:p>
          <text:p text:style-name="P6"><text:span text:style-name="T127"><text:s text:c="7"/></text:span><text:span text:style-name="T123">&lt;/</text:span><text:span text:style-name="T124">listener-class</text:span><text:span text:style-name="T123">&gt;</text:span></text:p>
          <text:p text:style-name="P6"><text:span text:style-name="T123">&lt;/</text:span><text:span text:style-name="T124">listener</text:span><text:span text:style-name="T12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0" draw:id="id80" draw:layer="layout" svg:width="10.922cm" svg:height="2.286cm" svg:x="3.302cm" svg:y="6.35cm">
          <text:p text:style-name="P1">Optionnel (par défaut : </text:p>
          <text:p text:style-name="P1"><text:span text:style-name="T110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1" draw:id="id81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2" draw:id="id82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83" draw:id="id83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84" draw:id="id84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0" xml:id="id85" draw:id="id85" draw:layer="layout" svg:width="11.416cm" svg:height="0.962cm" svg:x="0.762cm" svg:y="13.962cm">
          <draw:text-box>
            <text:p><text:span text:style-name="T110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xml:id="id86" draw:id="id86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2" xml:id="id87" draw:id="id87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8" draw:id="id88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1" xml:id="id89" draw:id="id89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1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3" draw:layer="layout" svg:width="25.753cm" svg:height="9.587cm" svg:x="1.014cm" svg:y="9.6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3" draw:layer="layout" svg:width="19.17cm" svg:height="9.587cm" svg:x="1.014cm" svg:y="7.414cm">
          <text:p text:style-name="P6"><text:span text:style-name="T201">&lt;</text:span><text:span text:style-name="T202">project</text:span><text:span text:style-name="T201">&gt;</text:span></text:p>
          <text:p text:style-name="P6"><text:span text:style-name="T201"><text:s text:c="4"/></text:span><text:span text:style-name="T201">&lt;</text:span><text:span text:style-name="T202">parent</text:span><text:span text:style-name="T201">&gt;</text:span></text:p>
          <text:p text:style-name="P6"><text:span text:style-name="T201"><text:s text:c="8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1"><text:s text:c="8"/></text:span><text:span text:style-name="T201">&lt;</text:span><text:span text:style-name="T202">artifactId</text:span><text:span text:style-name="T201">&gt;</text:span><text:span text:style-name="T203">spring-boot-starter-parent</text:span><text:span text:style-name="T201">&lt;/</text:span><text:span text:style-name="T202">artifactId</text:span><text:span text:style-name="T201">&gt;</text:span></text:p>
          <text:p text:style-name="P6"><text:span text:style-name="T201"><text:s text:c="8"/></text:span><text:span text:style-name="T201">&lt;</text:span><text:span text:style-name="T202">version</text:span><text:span text:style-name="T201">&gt;</text:span><text:span text:style-name="T203">1.2.5.RELEASE</text:span><text:span text:style-name="T201">&lt;/</text:span><text:span text:style-name="T202">version</text:span><text:span text:style-name="T201">&gt;</text:span></text:p>
          <text:p text:style-name="P6"><text:span text:style-name="T201"><text:s text:c="4"/></text:span><text:span text:style-name="T201">&lt;/</text:span><text:span text:style-name="T202">parent</text:span><text:span text:style-name="T201">&gt;</text:span></text:p>
          <text:p text:style-name="P6"><text:span text:style-name="T204"><text:s text:c="4"/></text:span><text:span text:style-name="T204">(...)</text:span></text:p>
          <text:p text:style-name="P6"><text:span text:style-name="T203"><text:s text:c="4"/></text:span><text:span text:style-name="T201">&lt;</text:span><text:span text:style-name="T202">dependencies</text:span><text:span text:style-name="T201">&gt;</text:span></text:p>
          <text:p text:style-name="P6"><text:span text:style-name="T201"/></text:p>
          <text:p text:style-name="P6"><text:span text:style-name="T203"><text:s text:c="8"/></text:span><text:span text:style-name="T201">&lt;</text:span><text:span text:style-name="T202">dependency</text:span><text:span text:style-name="T201">&gt;</text:span></text:p>
          <text:p text:style-name="P6"><text:span text:style-name="T203"><text:s text:c="12"/></text:span><text:span text:style-name="T201">&lt;</text:span><text:span text:style-name="T202">groupId</text:span><text:span text:style-name="T201">&gt;</text:span><text:span text:style-name="T203">org.springframework.boot</text:span><text:span text:style-name="T201">&lt;/</text:span><text:span text:style-name="T202">groupId</text:span><text:span text:style-name="T201">&gt;</text:span></text:p>
          <text:p text:style-name="P6"><text:span text:style-name="T203"><text:s text:c="12"/></text:span><text:span text:style-name="T201">&lt;</text:span><text:span text:style-name="T202">artifactId</text:span><text:span text:style-name="T201">&gt;</text:span><text:span text:style-name="T203">spring-boot-starter-web</text:span><text:span text:style-name="T201">&lt;/</text:span><text:span text:style-name="T202">artifactId</text:span><text:span text:style-name="T201">&gt;</text:span></text:p>
          <text:p text:style-name="P6"><text:span text:style-name="T203"><text:s text:c="8"/></text:span><text:span text:style-name="T201">&lt;/</text:span><text:span text:style-name="T202">dependency</text:span><text:span text:style-name="T201">&gt;</text:span></text:p>
          <text:p text:style-name="P6"><text:span text:style-name="T201"/></text:p>
          <text:p text:style-name="P6"><text:span text:style-name="T201"><text:s text:c="4"/></text:span><text:span text:style-name="T201">&lt;/dependencies&gt;</text:span></text:p>
          <text:p text:style-name="P6"><text:span text:style-name="T201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1" draw:layer="layout" svg:width="25.753cm" svg:height="6.21cm" svg:x="1.014cm" svg:y="9.1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4" draw:layer="layout" svg:width="25.753cm" svg:height="6.21cm" svg:x="1.014cm" svg:y="12.614cm">
          <text:p text:style-name="P6"><text:span text:style-name="T206"/></text:p>
          <text:p text:style-name="P6"><text:span text:style-name="T206"><text:s text:c="2"/></text:span><text:span text:style-name="T206">. <text:s text:c="2"/>____ <text:s text:c="9"/>_ <text:s text:c="11"/>__ _ _</text:span></text:p>
          <text:p text:style-name="P6"><text:span text:style-name="T206"><text:s/></text:span><text:span text:style-name="T206">/\\ / ___'_ __ _ _(_)_ __ <text:s/>__ _ \ \ \ \</text:span></text:p>
          <text:p text:style-name="P6"><text:span text:style-name="T206">( ( )\___ | '_ | '_| | '_ \/ _` | \ \ \ \</text:span></text:p>
          <text:p text:style-name="P6"><text:span text:style-name="T206"><text:s/></text:span><text:span text:style-name="T206">\\/ <text:s/>___)| |_)| | | | | || (_| | <text:s/>) ) ) )</text:span></text:p>
          <text:p text:style-name="P6"><text:span text:style-name="T206"><text:s text:c="2"/></text:span><text:span text:style-name="T206">' <text:s/>|____| .__|_| |_|_| |_\__, | / / / /</text:span></text:p>
          <text:p text:style-name="P6"><text:span text:style-name="T206"><text:s/></text:span><text:span text:style-name="T206">=========|_|==============|___/=/_/_/_/</text:span></text:p>
          <text:p text:style-name="P6"><text:span text:style-name="T206"><text:s/></text:span><text:span text:style-name="T206">:: Spring Boot :: <text:s text:c="12"/>(v1.3.0.M5)</text:span></text:p>
          <text:p text:style-name="P6"><text:span text:style-name="T206"/></text:p>
          <text:p text:style-name="P6"><text:span text:style-name="T206">2015-08-21 10:59:32.492 <text:s/>INFO 9337 --- [main] com.zenika.Application <text:s text:c="18"/>: </text:span></text:p>
          <text:p text:style-name="P6"><text:span text:style-name="T206">2015-08-21 10:59:32.538 <text:s/>INFO 9337 --- [main] ationConfigEmbeddedWebApplicationContext : Refreshing ...</text:span></text:p>
          <text:p text:style-name="P6"><text:span text:style-name="T206"/></text:p>
          <text:p text:style-name="P6"><text:span text:style-name="T206">2015-08-21 10:59:37.734 <text:s/>INFO 9337 --- [main] s.b.c.e.t.TomcatEmbeddedServletContainer : Tomcat started on port(s): 8080 (http)</text:span></text:p>
          <text:p text:style-name="P6"><text:span text:style-name="T206">2015-08-21 10:59:37.741 <text:s/>INFO 9337 --- [main] com.zenika.Application <text:s text:c="18"/>: Started Application in 5.532 seconds (JVM running for 5.894)</text:span></text:p>
          <text:p text:style-name="P6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5" draw:layer="layout" svg:width="25.753cm" svg:height="6.21cm" svg:x="1.014cm" svg:y="5.3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26" draw:layer="layout" svg:width="25.753cm" svg:height="6.21cm" svg:x="1.014cm" svg:y="12.614cm">
          <text:p text:style-name="P6"><text:span text:style-name="T207">$ </text:span><text:span text:style-name="T208">mvn clean package</text:span></text:p>
          <text:p text:style-name="P6"><text:span text:style-name="T207">... </text:span></text:p>
          <text:p text:style-name="P6"><text:span text:style-name="T207">$ </text:span><text:span text:style-name="T208">ls -alh target/</text:span></text:p>
          <text:p text:style-name="P6"><text:span text:style-name="T207">total 18M</text:span></text:p>
          <text:p text:style-name="P6"><text:span text:style-name="T207">drwxrwxr-x 6 acogoluegnes acogoluegnes 4,0K août <text:s/>21 11:11 .</text:span></text:p>
          <text:p text:style-name="P6"><text:span text:style-name="T207">drwxrwxr-x 5 acogoluegnes acogoluegnes 4,0K août <text:s/>21 11:11 ..</text:span></text:p>
          <text:p text:style-name="P6"><text:span text:style-name="T207">drwxrwxr-x 5 acogoluegnes acogoluegnes 4,0K août <text:s/>21 11:11 classes</text:span></text:p>
          <text:p text:style-name="P6"><text:span text:style-name="T207">drwxrwxr-x 3 acogoluegnes acogoluegnes 4,0K août <text:s/>21 11:11 generated-sources</text:span></text:p>
          <text:p text:style-name="P6"><text:span text:style-name="T207">drwxrwxr-x 2 acogoluegnes acogoluegnes 4,0K août <text:s/>21 11:11 maven-archiver</text:span></text:p>
          <text:p text:style-name="P6"><text:span text:style-name="T207">drwxrwxr-x 3 acogoluegnes acogoluegnes 4,0K août <text:s/>21 11:11 maven-status</text:span></text:p>
          <text:p text:style-name="P6"><text:span text:style-name="T208">-rw-rw-r-- 1 acogoluegnes acogoluegnes <text:s/>18M août <text:s/>21 11:11 spring-boot-solution-1.3.0.M4.jar</text:span></text:p>
          <text:p text:style-name="P6"><text:span text:style-name="T207">-rw-rw-r-- 1 acogoluegnes acogoluegnes 148K août <text:s/>21 11:11 spring-boot-solution-1.3.0.M4.jar.original</text:span></text:p>
          <text:p text:style-name="P6"><text:span text:style-name="T20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draw:layer="layout" svg:width="25.753cm" svg:height="6.252cm" svg:x="1.014cm" svg:y="5.314cm">
          <text:p text:style-name="P6"><text:span text:style-name="T43">&lt;!-- pom.xml --&gt;</text:span></text:p>
          <text:p text:style-name="P6"><text:span text:style-name="T209">&lt;</text:span><text:span text:style-name="T210">build</text:span><text:span text:style-name="T209">&gt;</text:span></text:p>
          <text:p text:style-name="P6"><text:span text:style-name="T211"><text:s text:c="4"/></text:span><text:span text:style-name="T209">&lt;</text:span><text:span text:style-name="T210">plugins</text:span><text:span text:style-name="T209">&gt;</text:span></text:p>
          <text:p text:style-name="P6"><text:span text:style-name="T211"><text:s text:c="8"/></text:span><text:span text:style-name="T209">&lt;</text:span><text:span text:style-name="T210">plugin</text:span><text:span text:style-name="T209">&gt;</text:span></text:p>
          <text:p text:style-name="P6"><text:span text:style-name="T211"><text:s text:c="12"/></text:span><text:span text:style-name="T209">&lt;</text:span><text:span text:style-name="T210">groupId</text:span><text:span text:style-name="T209">&gt;</text:span><text:span text:style-name="T211">org.springframework.boot</text:span><text:span text:style-name="T209">&lt;/</text:span><text:span text:style-name="T210">groupId</text:span><text:span text:style-name="T209">&gt;</text:span></text:p>
          <text:p text:style-name="P6"><text:span text:style-name="T211"><text:s text:c="12"/></text:span><text:span text:style-name="T209">&lt;</text:span><text:span text:style-name="T210">artifactId</text:span><text:span text:style-name="T209">&gt;</text:span><text:span text:style-name="T211">spring-boot-maven-plugin</text:span><text:span text:style-name="T209">&lt;/</text:span><text:span text:style-name="T210">artifactId</text:span><text:span text:style-name="T209">&gt;</text:span></text:p>
          <text:p text:style-name="P6"><text:span text:style-name="T211"><text:s text:c="9"/></text:span><text:span text:style-name="T209">&lt;/</text:span><text:span text:style-name="T210">plugin</text:span><text:span text:style-name="T209">&gt;</text:span></text:p>
          <text:p text:style-name="P6"><text:span text:style-name="T211"><text:s text:c="4"/></text:span><text:span text:style-name="T209">&lt;/</text:span><text:span text:style-name="T210">plugins</text:span><text:span text:style-name="T209">&gt;</text:span></text:p>
          <text:p text:style-name="P6"><text:span text:style-name="T209">&lt;/</text:span><text:span text:style-name="T210">build</text:span><text:span text:style-name="T20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28" draw:layer="layout" svg:width="26.761cm" svg:height="7.169cm" svg:x="0.504cm" svg:y="6.514cm">
          <text:p text:style-name="P6"><text:span text:style-name="T212">$ </text:span><text:span text:style-name="T213">java -jar target/spring-boot-solution-1.3.0.M5.jar</text:span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5)</text:span></text:p>
          <text:p text:style-name="P6"><text:span text:style-name="T212"/></text:p>
          <text:p text:style-name="P6"><text:span text:style-name="T212">...</text:span></text:p>
          <text:p text:style-name="P6"><text:span text:style-name="T212"/></text:p>
          <text:p text:style-name="P6"><text:span text:style-name="T212">2015-08-21 11:17:00.340 <text:s/>INFO 9864 --- [main] Tomcat started on port(s): 8080 (http)</text:span></text:p>
          <text:p text:style-name="P6"><text:span text:style-name="T212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25.753cm" svg:height="6.21cm" svg:x="1.014cm" svg:y="12.714cm">
          <text:p text:style-name="P6"><text:span text:style-name="T169">@SpringBootApplication</text:span></text:p>
          <text:p text:style-name="P6"><text:span text:style-name="T166">public</text:span><text:span text:style-name="T167"> </text:span><text:span text:style-name="T166">class</text:span><text:span text:style-name="T167"> Application {</text:span></text:p>
          <text:p text:style-name="P6"><text:span text:style-name="T169"/></text:p>
          <text:p text:style-name="P6"><text:span text:style-name="T167"><text:s text:c="4"/></text:span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main(String[] </text:span><text:span text:style-name="T205">args</text:span><text:span text:style-name="T167">) {</text:span></text:p>
          <text:p text:style-name="P6"><text:span text:style-name="T167"><text:s text:c="8"/></text:span><text:span text:style-name="T167">SpringApplication.</text:span><text:span text:style-name="T170">run</text:span><text:span text:style-name="T167">(Application.</text:span><text:span text:style-name="T166">class</text:span><text:span text:style-name="T167">);</text:span></text:p>
          <text:p text:style-name="P6"><text:span text:style-name="T169"><text:s text:c="4"/></text:span><text:span text:style-name="T167">}</text:span></text:p>
          <text:p text:style-name="P6"><text:span text:style-name="T167"/></text:p>
          <text:p text:style-name="P6"><text:span text:style-name="T16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SpringBootApplication</text:span></text:p>
          <text:p text:style-name="P6"><text:span text:style-name="T215">public</text:span><text:span text:style-name="T216"> </text:span><text:span text:style-name="T215">class</text:span><text:span text:style-name="T216"> Application {</text:span></text:p>
          <text:p text:style-name="P6"><text:span text:style-name="T214"/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void</text:span><text:span text:style-name="T216"> main(String[] </text:span><text:span text:style-name="T217">args</text:span><text:span text:style-name="T216">) {</text:span></text:p>
          <text:p text:style-name="P6"><text:span text:style-name="T216"><text:s text:c="8"/></text:span><text:span text:style-name="T216">SpringApplication.</text:span><text:span text:style-name="T218">run</text:span><text:span text:style-name="T216">(Application.</text:span><text:span text:style-name="T215">class</text:span><text:span text:style-name="T216">);</text:span></text:p>
          <text:p text:style-name="P6"><text:span text:style-name="T214"><text:s text:c="4"/></text:span><text:span text:style-name="T216">}</text:span></text:p>
          <text:p text:style-name="P6"><text:span text:style-name="T216"/></text:p>
          <text:p text:style-name="P6"><text:span text:style-name="T214"><text:s text:c="4"/></text:span><text:span text:style-name="T214">@RestController</text:span></text:p>
          <text:p text:style-name="P6"><text:span text:style-name="T216"><text:s text:c="4"/></text:span><text:span text:style-name="T215">public</text:span><text:span text:style-name="T216"> </text:span><text:span text:style-name="T215">static</text:span><text:span text:style-name="T216"> </text:span><text:span text:style-name="T215">class</text:span><text:span text:style-name="T216"> HelloController {</text:span></text:p>
          <text:p text:style-name="P6"><text:span text:style-name="T216"/></text:p>
          <text:p text:style-name="P6"><text:span text:style-name="T216"><text:s text:c="8"/></text:span><text:span text:style-name="T214">@RequestMapping</text:span><text:span text:style-name="T216">(</text:span><text:span text:style-name="T219">"/hello"</text:span><text:span text:style-name="T216">)</text:span></text:p>
          <text:p text:style-name="P6"><text:span text:style-name="T216"><text:s text:c="8"/></text:span><text:span text:style-name="T215">public</text:span><text:span text:style-name="T216"> String hello() {</text:span></text:p>
          <text:p text:style-name="P6"><text:span text:style-name="T216"><text:s text:c="12"/></text:span><text:span text:style-name="T215">return</text:span><text:span text:style-name="T216"> </text:span><text:span text:style-name="T219">"Hello world!"</text:span><text:span text:style-name="T216">;</text:span></text:p>
          <text:p text:style-name="P6"><text:span text:style-name="T216"><text:s text:c="8"/></text:span><text:span text:style-name="T216">}</text:span></text:p>
          <text:p text:style-name="P6"><text:span text:style-name="T216"/></text:p>
          <text:p text:style-name="P6"><text:span text:style-name="T216"><text:s text:c="4"/></text:span><text:span text:style-name="T216">}</text:span></text:p>
          <text:p text:style-name="P6"><text:span text:style-name="T216"/></text:p>
          <text:p text:style-name="P6"><text:span text:style-name="T2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0">http://localhost:8080</text:span><text:span text:style-name="T110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67">server.port=9000</text:span></text:p>
          <text:p text:style-name="P6"><text:span text:style-name="T167">server.address=192.168.1.20</text:span></text:p>
          <text:p text:style-name="P6"><text:span text:style-name="T167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1" draw:layer="layout" svg:width="25.753cm" svg:height="3.326cm" svg:x="1.014cm" svg:y="14.014cm">
          <text:p text:style-name="P6"><text:span text:style-name="T50">&lt;</text:span><text:span text:style-name="T51">dependency</text:span><text:span text:style-name="T50">&gt;</text:span></text:p>
          <text:p text:style-name="P6"><text:span text:style-name="T221"><text:s text:c="4"/></text:span><text:span text:style-name="T50">&lt;</text:span><text:span text:style-name="T51">groupId</text:span><text:span text:style-name="T50">&gt;</text:span><text:span text:style-name="T221">org.springframework.boot</text:span><text:span text:style-name="T50">&lt;/</text:span><text:span text:style-name="T51">groupId</text:span><text:span text:style-name="T50">&gt;</text:span></text:p>
          <text:p text:style-name="P6"><text:span text:style-name="T221"><text:s text:c="4"/></text:span><text:span text:style-name="T50">&lt;</text:span><text:span text:style-name="T51">artifactId</text:span><text:span text:style-name="T50">&gt;</text:span><text:span text:style-name="T221">spring-boot-starter-actuator</text:span><text:span text:style-name="T50">&lt;/</text:span><text:span text:style-name="T51">artifactId</text:span><text:span text:style-name="T50">&gt;</text:span></text:p>
          <text:p text:style-name="P6"><text:span text:style-name="T50">&lt;/</text:span><text:span text:style-name="T51">dependency</text:span><text:span text:style-name="T5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52">{</text:span></text:p>
          <text:p text:style-name="P6"><text:span text:style-name="T52"><text:s text:c="2"/></text:span><text:span text:style-name="T52">_links: {</text:span></text:p>
          <text:p text:style-name="P6"><text:span text:style-name="T52"><text:s text:c="4"/></text:span><text:span text:style-name="T52">self: {</text:span></text:p>
          <text:p text:style-name="P6"><text:span text:style-name="T52"><text:s text:c="4"/></text:span><text:span text:style-name="T52">href: "http://localhost:8080/actuator",</text:span></text:p>
          <text:p text:style-name="P6"><text:span text:style-name="T52"><text:s text:c="4"/></text:span><text:span text:style-name="T52">templated: false</text:span></text:p>
          <text:p text:style-name="P6"><text:span text:style-name="T52"><text:s text:c="2"/></text:span><text:span text:style-name="T52">},</text:span></text:p>
          <text:p text:style-name="P6"><text:span text:style-name="T52"><text:s text:c="2"/></text:span><text:span text:style-name="T52">autoconfig: {</text:span></text:p>
          <text:p text:style-name="P6"><text:span text:style-name="T52"><text:s text:c="4"/></text:span><text:span text:style-name="T52">href: "http://localhost:8080/autoconfig",</text:span></text:p>
          <text:p text:style-name="P6"><text:span text:style-name="T52"><text:s text:c="4"/></text:span><text:span text:style-name="T52">templated: false</text:span></text:p>
          <text:p text:style-name="P6"><text:span text:style-name="T52"><text:s text:c="2"/></text:span><text:span text:style-name="T52">},</text:span></text:p>
          <text:p text:style-name="P6"><text:span text:style-name="T52"><text:s text:c="2"/></text:span><text:span text:style-name="T52">beans: {</text:span></text:p>
          <text:p text:style-name="P6"><text:span text:style-name="T52"><text:s text:c="4"/></text:span><text:span text:style-name="T52">href: "http://localhost:8080/beans",</text:span></text:p>
          <text:p text:style-name="P6"><text:span text:style-name="T52"><text:s text:c="4"/></text:span><text:span text:style-name="T52">templated: false</text:span></text:p>
          <text:p text:style-name="P6"><text:span text:style-name="T52"><text:s text:c="2"/></text:span><text:span text:style-name="T52">},</text:span></text:p>
          <text:p text:style-name="P6"><text:span text:style-name="T52"><text:s text:c="2"/></text:span><text:span text:style-name="T52">... </text:span></text:p>
          <text:p text:style-name="P6"><text:span text:style-name="T5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1" draw:layer="layout" svg:width="25.753cm" svg:height="12.244cm" svg:x="1.114cm" svg:y="7.314cm">
          <text:p text:style-name="P6"><text:span text:style-name="T52">{</text:span></text:p>
          <text:p text:style-name="P6"><text:span text:style-name="T52"><text:s text:c="2"/></text:span><text:span text:style-name="T52">status: "UP",</text:span></text:p>
          <text:p text:style-name="P6"><text:span text:style-name="T52"><text:s text:c="2"/></text:span><text:span text:style-name="T52">diskSpace: {</text:span></text:p>
          <text:p text:style-name="P6"><text:span text:style-name="T52"><text:s text:c="4"/></text:span><text:span text:style-name="T52">status: "UP",</text:span></text:p>
          <text:p text:style-name="P6"><text:span text:style-name="T52"><text:s text:c="4"/></text:span><text:span text:style-name="T52">total: 243905724416,</text:span></text:p>
          <text:p text:style-name="P6"><text:span text:style-name="T52"><text:s text:c="4"/></text:span><text:span text:style-name="T52">free: 110182084608,</text:span></text:p>
          <text:p text:style-name="P6"><text:span text:style-name="T52"><text:s text:c="4"/></text:span><text:span text:style-name="T52">threshold: 10485760</text:span></text:p>
          <text:p text:style-name="P6"><text:span text:style-name="T52"><text:s text:c="2"/></text:span><text:span text:style-name="T52">},</text:span></text:p>
          <text:p text:style-name="P6"><text:span text:style-name="T52"><text:s text:c="2"/></text:span><text:span text:style-name="T52">db: {</text:span></text:p>
          <text:p text:style-name="P6"><text:span text:style-name="T52"><text:s text:c="4"/></text:span><text:span text:style-name="T52">status: "UP",</text:span></text:p>
          <text:p text:style-name="P6"><text:span text:style-name="T52"><text:s text:c="4"/></text:span><text:span text:style-name="T52">database: "H2",</text:span></text:p>
          <text:p text:style-name="P6"><text:span text:style-name="T52"><text:s text:c="4"/></text:span><text:span text:style-name="T52">hello: 1</text:span></text:p>
          <text:p text:style-name="P6"><text:span text:style-name="T52"><text:s text:c="2"/></text:span><text:span text:style-name="T52">},</text:span></text:p>
          <text:p text:style-name="P6"><text:span text:style-name="T52"><text:s text:c="2"/></text:span><text:span text:style-name="T52">...</text:span></text:p>
          <text:p text:style-name="P6"><text:span text:style-name="T5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27" draw:layer="layout" svg:width="25.753cm" svg:height="10.19cm" svg:x="1.114cm" svg:y="9.314cm">
          <text:p text:style-name="P6"><text:span text:style-name="T49">{</text:span></text:p>
          <text:p text:style-name="P6"><text:span text:style-name="T49"><text:s text:c="2"/></text:span><text:span text:style-name="T49">content: [</text:span></text:p>
          <text:p text:style-name="P6"><text:span text:style-name="T49"><text:s text:c="4"/></text:span><text:span text:style-name="T49">{</text:span></text:p>
          <text:p text:style-name="P6"><text:span text:style-name="T49"><text:s text:c="6"/></text:span><text:span text:style-name="T49">context: "application",</text:span></text:p>
          <text:p text:style-name="P6"><text:span text:style-name="T49"><text:s text:c="6"/></text:span><text:span text:style-name="T49">parent: null,</text:span></text:p>
          <text:p text:style-name="P6"><text:span text:style-name="T49"><text:s text:c="6"/></text:span><text:span text:style-name="T49">beans: [</text:span></text:p>
          <text:p text:style-name="P6"><text:span text:style-name="T49"><text:s text:c="8"/></text:span><text:span text:style-name="T49">{</text:span></text:p>
          <text:p text:style-name="P6"><text:span text:style-name="T49"><text:s text:c="11"/></text:span><text:span text:style-name="T49">bean: "application",</text:span></text:p>
          <text:p text:style-name="P6"><text:span text:style-name="T49"><text:s text:c="11"/></text:span><text:span text:style-name="T49">scope: "singleton",</text:span></text:p>
          <text:p text:style-name="P6"><text:span text:style-name="T49"><text:s text:c="11"/></text:span><text:span text:style-name="T49">type: "com.zenika.Application$$EnhancerBySpringCGLIB$$faaf2c13",</text:span></text:p>
          <text:p text:style-name="P6"><text:span text:style-name="T49"><text:s text:c="11"/></text:span><text:span text:style-name="T49">resource: "null",</text:span></text:p>
          <text:p text:style-name="P6"><text:span text:style-name="T49"><text:s text:c="11"/></text:span><text:span text:style-name="T49">dependencies: [ ]</text:span></text:p>
          <text:p text:style-name="P6"><text:span text:style-name="T49"><text:s text:c="4"/></text:span><text:span text:style-name="T49">},</text:span></text:p>
          <text:p text:style-name="P6"><text:span text:style-name="T49"><text:s text:c="2"/></text:span><text:span text:style-name="T49">...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214">@RequestMapping</text:span><text:span text:style-name="T216">(</text:span></text:p>
          <text:p text:style-name="P6"><text:span text:style-name="T216"><text:s text:c="8"/></text:span><text:span text:style-name="T216">value=</text:span><text:span text:style-name="T219">"/users"</text:span><text:span text:style-name="T216">,method= RequestMethod.</text:span><text:span text:style-name="T223">GET</text:span><text:span text:style-name="T216">,</text:span></text:p>
          <text:p text:style-name="P6"><text:span text:style-name="T216"><text:s text:c="8"/></text:span><text:span text:style-name="T216">produces = </text:span><text:span text:style-name="T219">"application/json"</text:span></text:p>
          <text:p text:style-name="P6"><text:span text:style-name="T219"><text:s text:c="4"/></text:span><text:span text:style-name="T216">)</text:span></text:p>
          <text:p text:style-name="P6"><text:span text:style-name="T216"><text:s text:c="4"/></text:span><text:span text:style-name="T214">@ResponseBody</text:span></text:p>
          <text:p text:style-name="P6"><text:span text:style-name="T216"><text:s text:c="4"/></text:span><text:span text:style-name="T215">public</text:span><text:span text:style-name="T216"> List&lt;User&gt; users() {</text:span></text:p>
          <text:p text:style-name="P6"><text:span text:style-name="T216"><text:s text:c="8"/></text:span><text:span text:style-name="T215">return</text:span><text:span text:style-name="T216"> </text:span><text:span text:style-name="T222">userService</text:span><text:span text:style-name="T216">.list();</text:span></text:p>
          <text:p text:style-name="P6"><text:span text:style-name="T214"><text:s text:c="4"/></text:span><text:span text:style-name="T214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278cm" svg:x="18.902cm" svg:y="11.168cm">
          <text:p text:style-name="P1"><text:span text:style-name="T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796cm" svg:y="14.224cm">
          <text:p text:style-name="P1"><text:span text:style-name="T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29" draw:layer="layout" svg:width="25.753cm" svg:height="12.265cm" svg:x="1.014cm" svg:y="6.414cm">
          <text:p text:style-name="P6"><text:span text:style-name="T214">@Controller</text:span></text:p>
          <text:p text:style-name="P6"><text:span text:style-name="T215">public</text:span><text:span text:style-name="T216"> </text:span><text:span text:style-name="T215">class</text:span><text:span text:style-name="T216"> UserController {</text:span></text:p>
          <text:p text:style-name="P6"><text:span text:style-name="T214"/></text:p>
          <text:p text:style-name="P6"><text:span text:style-name="T216"><text:s text:c="4"/></text:span><text:span text:style-name="T214">@Autowired</text:span></text:p>
          <text:p text:style-name="P6"><text:span text:style-name="T216"><text:s text:c="4"/></text:span><text:span text:style-name="T216">UserService </text:span><text:span text:style-name="T222">userService</text:span><text:span text:style-name="T216">;</text:span></text:p>
          <text:p text:style-name="P6"><text:span text:style-name="T214"/></text:p>
          <text:p text:style-name="P6"><text:span text:style-name="T216"><text:s text:c="4"/></text:span><text:span text:style-name="T31">@RequestMapping</text:span><text:span text:style-name="T30">(</text:span></text:p>
          <text:p text:style-name="P6"><text:span text:style-name="T30"><text:s text:c="7"/></text:span><text:span text:style-name="T30">value=</text:span><text:span text:style-name="T33">"/users"</text:span><text:span text:style-name="T30">,method= RequestMethod.</text:span><text:span text:style-name="T224">GET</text:span></text:p>
          <text:p text:style-name="P6"><text:span text:style-name="T224"><text:s text:c="4"/></text:span><text:span text:style-name="T9">)</text:span></text:p>
          <text:p text:style-name="P6"><text:span text:style-name="T216"><text:s text:c="4"/></text:span><text:span text:style-name="T215">public</text:span><text:span text:style-name="T216"> String users(Model </text:span><text:span text:style-name="T217">model</text:span><text:span text:style-name="T216">) {</text:span></text:p>
          <text:p text:style-name="P6"><text:span text:style-name="T216"><text:s text:c="8"/></text:span><text:span text:style-name="T217">model</text:span><text:span text:style-name="T216">.addAttribute(</text:span><text:span text:style-name="T219">"message"</text:span><text:span text:style-name="T216">,</text:span><text:span text:style-name="T219">"Hello Spring Boot!"</text:span><text:span text:style-name="T216">);</text:span></text:p>
          <text:p text:style-name="P6"><text:span text:style-name="T216"><text:s text:c="8"/></text:span><text:span text:style-name="T217">model</text:span><text:span text:style-name="T216">.addAttribute(</text:span><text:span text:style-name="T219">"users"</text:span><text:span text:style-name="T216">,</text:span><text:span text:style-name="T222">userService</text:span><text:span text:style-name="T216">.list());</text:span></text:p>
          <text:p text:style-name="P6"><text:span text:style-name="T216"><text:s text:c="8"/></text:span><text:span text:style-name="T215">return</text:span><text:span text:style-name="T216"> </text:span><text:span text:style-name="T219">"users"</text:span><text:span text:style-name="T216">;</text:span></text:p>
          <text:p text:style-name="P6"><text:span text:style-name="T216"><text:s text:c="4"/></text:span><text:span text:style-name="T216">}</text:span></text:p>
          <text:p text:style-name="P6"><text:span text:style-name="T214"/></text:p>
          <text:p text:style-name="P6"><text:span text:style-name="T21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1.168cm">
          <text:p text:style-name="P1"><text:span text:style-name="T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134cm" svg:y="16.46cm">
          <text:p text:style-name="P1"><text:span text:style-name="T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30" draw:layer="layout" svg:width="25.753cm" svg:height="12.265cm" svg:x="1.014cm" svg:y="7.914cm">
          <text:p text:style-name="P6"><text:span text:style-name="T225">&lt;div class="row"&gt;</text:span></text:p>
          <text:p text:style-name="P6"><text:span text:style-name="T225"><text:s text:c="2"/></text:span><text:span text:style-name="T225">&lt;h1&gt;</text:span><text:span text:style-name="T226">${message}</text:span><text:span text:style-name="T225">&lt;/h1&gt;</text:span></text:p>
          <text:p text:style-name="P6"><text:span text:style-name="T225"><text:s text:c="2"/></text:span><text:span text:style-name="T225">&lt;table class="table"&gt;</text:span></text:p>
          <text:p text:style-name="P6"><text:span text:style-name="T225"><text:s text:c="4"/></text:span><text:span text:style-name="T225">&lt;thead&gt;</text:span></text:p>
          <text:p text:style-name="P6"><text:span text:style-name="T225"><text:s text:c="6"/></text:span><text:span text:style-name="T225">&lt;tr&gt;</text:span></text:p>
          <text:p text:style-name="P6"><text:span text:style-name="T225"><text:s text:c="8"/></text:span><text:span text:style-name="T225">&lt;th&gt;ID&lt;/th&gt;</text:span></text:p>
          <text:p text:style-name="P6"><text:span text:style-name="T225"><text:s text:c="8"/></text:span><text:span text:style-name="T225">&lt;th&gt;Login&lt;/th&gt;</text:span></text:p>
          <text:p text:style-name="P6"><text:span text:style-name="T225"><text:s text:c="8"/></text:span><text:span text:style-name="T225">&lt;th&gt;Mot de passe&lt;/th&gt;</text:span></text:p>
          <text:p text:style-name="P6"><text:span text:style-name="T225"><text:s text:c="6"/></text:span><text:span text:style-name="T225">&lt;/tr&gt;</text:span></text:p>
          <text:p text:style-name="P6"><text:span text:style-name="T225"><text:s text:c="4"/></text:span><text:span text:style-name="T225">&lt;/thead&gt;</text:span></text:p>
          <text:p text:style-name="P6"><text:span text:style-name="T225"><text:s text:c="4"/></text:span><text:span text:style-name="T225">&lt;tbody&gt;</text:span></text:p>
          <text:p text:style-name="P6"><text:span text:style-name="T225"><text:s text:c="6"/></text:span><text:span text:style-name="T226">&lt;#list users as user&gt;</text:span></text:p>
          <text:p text:style-name="P6"><text:span text:style-name="T225"><text:s text:c="8"/></text:span><text:span text:style-name="T225">&lt;tr&gt;</text:span></text:p>
          <text:p text:style-name="P6"><text:span text:style-name="T225"><text:s text:c="10"/></text:span><text:span text:style-name="T225">&lt;td&gt;</text:span><text:span text:style-name="T226">${user.id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login}</text:span><text:span text:style-name="T225">&lt;/td&gt;</text:span></text:p>
          <text:p text:style-name="P6"><text:span text:style-name="T225"><text:s text:c="10"/></text:span><text:span text:style-name="T225">&lt;td&gt;</text:span><text:span text:style-name="T226">${user.password}</text:span><text:span text:style-name="T225">&lt;/td&gt;</text:span></text:p>
          <text:p text:style-name="P6"><text:span text:style-name="T225"><text:s text:c="8"/></text:span><text:span text:style-name="T225">&lt;/tr&gt;</text:span></text:p>
          <text:p text:style-name="P6"><text:span text:style-name="T225"><text:s text:c="6"/></text:span><text:span text:style-name="T226">&lt;/#list&gt;</text:span></text:p>
          <text:p text:style-name="P6"><text:span text:style-name="T225"><text:s text:c="4"/></text:span><text:span text:style-name="T225">&lt;/tbody&gt;</text:span></text:p>
          <text:p text:style-name="P6"><text:span text:style-name="T225"><text:s text:c="2"/></text:span><text:span text:style-name="T225">&lt;/table&gt;</text:span></text:p>
          <text:p text:style-name="P6"><text:span text:style-name="T225">&lt;/div&gt;</text:span></text:p>
          <text:p text:style-name="P6"><text:span text:style-name="T22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20.825cm" svg:y="8.314cm">
          <text:p text:style-name="P1"><text:span text:style-name="T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2.368cm">
          <text:p text:style-name="P1"><text:span text:style-name="T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10-26T10:41:01.088996974</dc:date>
    <meta:editing-duration>P2DT50M1S</meta:editing-duration>
    <meta:editing-cycles>317</meta:editing-cycles>
    <meta:document-statistic meta:object-count="599"/>
  </office:meta>
</office:document-meta>
</file>